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9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draw:fill="none" draw:stroke="solid" svg:stroke-width="0.00694in" svg:stroke-color="#362153" svg:stroke-opacity="100%" draw:stroke-linejoin="miter" svg:stroke-linecap="butt"/>
    </style:style>
    <style:style style:family="graphic" style:name="a536">
      <style:graphic-properties draw:fill="none" draw:stroke="solid" svg:stroke-width="0.00694in" svg:stroke-color="#362153" svg:stroke-opacity="100%" draw:stroke-linejoin="miter" svg:stroke-linecap="butt"/>
    </style:style>
    <style:style style:family="graphic" style:name="a537">
      <style:graphic-properties draw:fill="none" draw:stroke="solid" svg:stroke-width="0.00694in" svg:stroke-color="#362153" svg:stroke-opacity="100%" draw:stroke-linejoin="miter" svg:stroke-linecap="butt"/>
    </style:style>
    <style:style style:family="graphic" style:name="a538">
      <style:graphic-properties draw:fill="none" draw:stroke="solid" svg:stroke-width="0.00694in" svg:stroke-color="#362153" svg:stroke-opacity="100%" draw:stroke-linejoin="miter" svg:stroke-linecap="butt"/>
    </style:style>
    <style:style style:family="graphic" style:name="a539">
      <style:graphic-properties draw:fill="none" draw:stroke="solid" svg:stroke-width="0.00694in" svg:stroke-color="#362153" svg:stroke-opacity="100%" draw:stroke-linejoin="miter" svg:stroke-linecap="butt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e7e2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solid" svg:stroke-width="0.00694in" svg:stroke-color="#362153" svg:stroke-opacity="100%" draw:stroke-linejoin="miter" svg:stroke-linecap="butt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218b21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3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7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38d03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623c94" draw:opacity="100%" draw:stroke="solid" svg:stroke-width="0.0520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1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1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8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5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623c94" draw:opacity="100%" draw:stroke="solid" svg:stroke-width="0.0520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623c94" draw:opacity="100%" draw:stroke="solid" svg:stroke-width="0.0520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218b21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5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9" draw:stroke="none" draw:auto-grow-width="false" draw:auto-grow-height="false"/>
      <style:paragraph-properties style:font-independent-line-spacing="true" style:writing-mode="lr-tb"/>
    </style:style>
    <style:style style:family="graphic" style:name="a561" style:parent-style-name="Graphics">
      <style:graphic-properties draw:fill="none" draw:stroke="non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e7e2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218b21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6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5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69249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692494" draw:opacity="100%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6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501969" draw:opacity="6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501969" draw:opacity="6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50196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3" draw:stroke="none" draw:auto-grow-width="false" draw:auto-grow-height="fals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7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7447a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7447a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7447a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218b21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8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0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e7e2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69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7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2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7729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7729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d0d0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7729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5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5" draw:style-name="a335" draw:master-page-name="Master1-Layout7-blank-Em-branco" presentation:presentation-page-layout-name="Master1-PPL7" draw:id="Slide-270">
        <draw:g draw:name="Agrupar 94" draw:id="id63">
          <svg:title/>
          <svg:desc/>
          <draw:custom-shape svg:x="0.4317in" svg:y="0.42949in" svg:width="3.11368in" svg:height="3.09993in" draw:id="id165" draw:style-name="a618" draw:name="Oval 95">
            <svg:title/>
            <svg:desc/>
            <text:p text:style-name="a617" text:class-names="" text:cond-style-name=""><text:span text:style-name="a6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42047in" svg:y="0.42949in" svg:width="3.12491in" svg:height="3.09993in" draw:id="id166" draw:style-name="a621" draw:name="Círculo: Oco 96">
            <svg:title/>
            <svg:desc/>
            <text:p text:style-name="a620" text:class-names="" text:cond-style-name=""><text:span text:style-name="a6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15166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0.66734in" svg:y="0.68154in" svg:width="2.62872in" svg:height="2.60177in" draw:id="id167" draw:style-name="a624" draw:name="Círculo: Oco 97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8021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2.72989in" svg:y="2.55179in" svg:width="0.67335in" svg:height="0.67038in" draw:id="id168" draw:style-name="a627" draw:name="Oval 98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64505in" svg:y="3.03532in" svg:width="0.67335in" svg:height="0.67038in" draw:id="id169" draw:style-name="a630" draw:name="Oval 99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6764in" svg:y="2.53332in" svg:width="0.67335in" svg:height="0.67038in" draw:id="id170" draw:style-name="a633" draw:name="Oval 100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64873in" svg:height="0.82082in" draw:id="id171" draw:style-name="a637" draw:transform="translate(-0.32436in -0.41041in) rotate(-4.22999) translate(1.0749in 1.2774in)" draw:name="Duplo semicírculo 101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89, -520, -40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99"/>
              <draw:equation draw:name="f15" draw:formula="250"/>
              <draw:equation draw:name="f16" draw:formula="21201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1.39725in" svg:y="0.213in" svg:width="1.16891in" svg:height="1.16375in" draw:id="id172" draw:style-name="a640" draw:name="Oval 102">
            <svg:title/>
            <svg:desc/>
            <text:p text:style-name="a639" text:class-names="" text:cond-style-name=""><text:span text:style-name="a6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60493in" svg:y="0.4358in" svg:width="0.74064in" svg:height="0.73737in" draw:id="id173" draw:style-name="a643" draw:name="Oval 103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85632in" svg:y="2.67769in" svg:width="0.42043in" svg:height="0.41857in" draw:id="id174" draw:style-name="a646" draw:name="Oval 104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521in" svg:y="3.1612in" svg:width="0.42043in" svg:height="0.41857in" draw:id="id175" draw:style-name="a649" draw:name="Oval 105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69038in" svg:y="2.65322in" svg:width="0.42043in" svg:height="0.41857in" draw:id="id176" draw:style-name="a652" draw:name="Oval 106">
            <svg:title/>
            <svg:desc/>
            <text:p text:style-name="a651" text:class-names="" text:cond-style-name=""><text:span text:style-name="a6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Agrupar 84" draw:id="id64">
          <svg:title/>
          <svg:desc/>
          <draw:custom-shape svg:x="8.60369in" svg:y="2.64385in" svg:width="3.11368in" svg:height="3.09993in" draw:id="id111" draw:style-name="a473" draw:name="Oval 85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59246in" svg:y="2.64385in" svg:width="3.12491in" svg:height="3.09993in" draw:id="id112" draw:style-name="a476" draw:name="Círculo: Oco 86">
            <svg:title/>
            <svg:desc/>
            <text:p text:style-name="a475" text:class-names="" text:cond-style-name=""><text:span text:style-name="a4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15166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8.83933in" svg:y="2.89587in" svg:width="2.62872in" svg:height="2.60177in" draw:id="id113" draw:style-name="a479" draw:name="Círculo: Oco 87">
            <svg:title/>
            <svg:desc/>
            <text:p text:style-name="a478" text:class-names="" text:cond-style-name=""><text:span text:style-name="a4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8021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10.90185in" svg:y="4.76612in" svg:width="0.67335in" svg:height="0.67038in" draw:id="id114" draw:style-name="a482" draw:name="Oval 88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81701in" svg:y="5.24963in" svg:width="0.67335in" svg:height="0.67038in" draw:id="id115" draw:style-name="a485" draw:name="Oval 89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73963in" svg:y="4.74765in" svg:width="0.67335in" svg:height="0.67038in" draw:id="id116" draw:style-name="a488" draw:name="Oval 90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64873in" svg:height="0.82082in" draw:id="id117" draw:style-name="a492" draw:transform="translate(-0.32436in -0.41041in) rotate(-4.22999) translate(9.24689in 3.49173in)" draw:name="Duplo semicírculo 91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89, -520, -40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99"/>
              <draw:equation draw:name="f15" draw:formula="250"/>
              <draw:equation draw:name="f16" draw:formula="21201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11.09485in" svg:y="4.81668in" svg:width="0.44017in" svg:height="0.58731in" draw:id="id118" draw:style-name="a495" draw:name="Duplo semicírculo 92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10.9335in" svg:y="4.9157in" svg:width="0.49233in" svg:height="0.49016in" draw:id="id119" draw:style-name="a499" draw:name="Oval 93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01758in" svg:y="5.32705in" svg:width="0.44017in" svg:height="0.58731in" draw:id="id120" draw:style-name="a502" draw:name="Duplo semicírculo 94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width="0.44017in" svg:height="0.58731in" draw:id="id121" draw:style-name="a505" draw:transform="translate(-0.22008in -0.29366in) rotate(-0.2837) translate(9.16021in 5.13851in)" draw:name="Duplo semicírculo 95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9.84794in" svg:y="5.38844in" svg:width="0.49233in" svg:height="0.49016in" draw:id="id122" draw:style-name="a509" draw:name="Oval 96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7554in" svg:y="4.84736in" svg:width="0.49233in" svg:height="0.49016in" draw:id="id123" draw:style-name="a513" draw:name="Oval 97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Agrupar 98" draw:id="id124">
            <svg:title/>
            <svg:desc/>
            <draw:g draw:name="Agrupar 99" draw:id="id125">
              <svg:title/>
              <svg:desc/>
              <draw:custom-shape svg:x="9.39006in" svg:y="2.24038in" svg:width="1.52341in" svg:height="0.79525in" draw:id="id164" draw:style-name="a609" draw:name="Retângulo 136">
                <svg:title/>
                <svg:desc/>
                <text:p text:style-name="a608" text:class-names="" text:cond-style-name=""><text:span text:style-name="a6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9.4001in" svg:y="1.58in" svg:width="1.5033in" svg:height="0.65727in" draw:id="id139" draw:style-name="a612" draw:name="Triângulo isósceles 137">
                <svg:title/>
                <svg:desc/>
                <text:p text:style-name="a611" text:class-names="" text:cond-style-name=""><text:span text:style-name="a61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  <draw:custom-shape svg:width="1.51335in" svg:height="0.65858in" draw:id="id135" draw:style-name="a615" draw:transform="translate(-0.75667in -0.32929in) rotate(-3.14159) translate(10.15175in 3.35983in)" draw:name="Triângulo isósceles 138">
                <svg:title/>
                <svg:desc/>
                <text:p text:style-name="a614" text:class-names="" text:cond-style-name=""><text:span text:style-name="a61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</draw:g>
            <draw:custom-shape svg:x="9.39006in" svg:y="2.23566in" svg:width="1.52341in" svg:height="0.79782in" draw:id="id126" draw:style-name="a516" draw:name="Retângulo 100">
              <svg:title/>
              <svg:desc/>
              <text:p text:style-name="a515" text:class-names="" text:cond-style-name=""><text:span text:style-name="a5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9.39006in" svg:y="1.58in" svg:width="1.52341in" svg:height="0.65564in" draw:id="id127" draw:style-name="a519" draw:name="Triângulo isósceles 101">
              <svg:title/>
              <svg:desc/>
              <text:p text:style-name="a518" text:class-names="" text:cond-style-name=""><text:span text:style-name="a517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  <draw:custom-shape svg:width="1.52341in" svg:height="0.65564in" draw:id="id128" draw:style-name="a522" draw:transform="translate(-0.7617in -0.32782in) rotate(-3.14159) translate(10.15174in 3.3613in)" draw:name="Triângulo isósceles 102">
              <svg:title/>
              <svg:desc/>
              <text:p text:style-name="a521" text:class-names="" text:cond-style-name=""><text:span text:style-name="a52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  <draw:g draw:name="Agrupar 103" draw:id="id129">
              <svg:title/>
              <svg:desc/>
              <draw:custom-shape svg:x="9.69282in" svg:y="2.4408in" svg:width="0.94015in" svg:height="0.49237in" draw:id="id161" draw:style-name="a600" draw:name="Retângulo 133">
                <svg:title/>
                <svg:desc/>
                <text:p text:style-name="a599" text:class-names="" text:cond-style-name=""><text:span text:style-name="a5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9.69282in" svg:y="2.03619in" svg:width="0.94015in" svg:height="0.40463in" draw:id="id162" draw:style-name="a603" draw:name="Triângulo isósceles 134">
                <svg:title/>
                <svg:desc/>
                <text:p text:style-name="a602" text:class-names="" text:cond-style-name=""><text:span text:style-name="a60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  <draw:custom-shape svg:width="0.94015in" svg:height="0.40463in" draw:id="id163" draw:style-name="a606" draw:transform="translate(-0.47007in -0.20231in) rotate(-3.14159) translate(10.16289in 3.1355in)" draw:name="Triângulo isósceles 135">
                <svg:title/>
                <svg:desc/>
                <text:p text:style-name="a605" text:class-names="" text:cond-style-name=""><text:span text:style-name="a60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</draw:g>
            <draw:g draw:name="Agrupar 104" draw:id="id130">
              <svg:title/>
              <svg:desc/>
              <draw:custom-shape svg:x="9.71919in" svg:y="2.44752in" svg:width="0.86512in" svg:height="0.45307in" draw:id="id160" draw:style-name="a591" draw:name="Retângulo 130">
                <svg:title/>
                <svg:desc/>
                <text:p text:style-name="a590" text:class-names="" text:cond-style-name=""><text:span text:style-name="a5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9.71919in" svg:y="2.07517in" svg:width="0.86512in" svg:height="0.37234in" draw:id="id140" draw:style-name="a594" draw:name="Triângulo isósceles 131">
                <svg:title/>
                <svg:desc/>
                <text:p text:style-name="a593" text:class-names="" text:cond-style-name=""><text:span text:style-name="a59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  <draw:custom-shape svg:width="0.86512in" svg:height="0.37234in" draw:id="id136" draw:style-name="a597" draw:transform="translate(-0.43256in -0.18617in) rotate(-3.14159) translate(10.15175in 3.08671in)" draw:name="Triângulo isósceles 132">
                <svg:title/>
                <svg:desc/>
                <text:p text:style-name="a596" text:class-names="" text:cond-style-name=""><text:span text:style-name="a59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</draw:g>
            <draw:custom-shape svg:width="0.99878in" svg:height="0.18717in" draw:id="id131" draw:style-name="a526" draw:transform="translate(-0.49939in -0.09358in) rotate(-5.56085) translate(10.48198in 3.29329in)" draw:name="Retângulo 39">
              <svg:title/>
              <svg:desc/>
              <text:p text:style-name="a524" text:class-names="" text:cond-style-name=""><text:span text:style-name="a523" text:class-names=""/></text:p>
              <draw:enhanced-geometry xmlns:dr3d="urn:oasis:names:tc:opendocument:xmlns:dr3d:1.0" draw:type="non-primitive" svg:viewBox="0 0 597865 122251" draw:enhanced-path="M ?f3 ?f4 L ?f5 ?f6 ?f1 ?f2 ?f0 ?f7 ?f3 ?f4 Z N" draw:text-areas="?f28 ?f30 ?f29 ?f31" draw:glue-points="?f32 ?f33 ?f34 ?f35 ?f36 ?f37 ?f38 ?f39 ?f32 ?f33" draw:glue-point-leaving-directions="-90, -90, -90, -90, -90">
                <draw:equation draw:name="f0" draw:formula="0"/>
                <draw:equation draw:name="f1" draw:formula="597865"/>
                <draw:equation draw:name="f2" draw:formula="122251"/>
                <draw:equation draw:name="f3" draw:formula="94195"/>
                <draw:equation draw:name="f4" draw:formula="1"/>
                <draw:equation draw:name="f5" draw:formula="537880"/>
                <draw:equation draw:name="f6" draw:formula="319"/>
                <draw:equation draw:name="f7" draw:formula="113209"/>
                <draw:equation draw:name="f8" draw:formula="?f2 - ?f0"/>
                <draw:equation draw:name="f9" draw:formula="?f1 - ?f0"/>
                <draw:equation draw:name="f10" draw:formula="?f9 / 597865"/>
                <draw:equation draw:name="f11" draw:formula="?f8 / 122251"/>
                <draw:equation draw:name="f12" draw:formula="537880 * ?f9"/>
                <draw:equation draw:name="f13" draw:formula="597865 * ?f9"/>
                <draw:equation draw:name="f14" draw:formula="0 * ?f9"/>
                <draw:equation draw:name="f15" draw:formula="94195 * ?f9"/>
                <draw:equation draw:name="f16" draw:formula="1 * ?f8"/>
                <draw:equation draw:name="f17" draw:formula="319 * ?f8"/>
                <draw:equation draw:name="f18" draw:formula="122251 * ?f8"/>
                <draw:equation draw:name="f19" draw:formula="113209 * ?f8"/>
                <draw:equation draw:name="f20" draw:formula="?f12 / 597865"/>
                <draw:equation draw:name="f21" draw:formula="?f13 / 597865"/>
                <draw:equation draw:name="f22" draw:formula="?f14 / 597865"/>
                <draw:equation draw:name="f23" draw:formula="?f15 / 597865"/>
                <draw:equation draw:name="f24" draw:formula="?f16 / 122251"/>
                <draw:equation draw:name="f25" draw:formula="?f17 / 122251"/>
                <draw:equation draw:name="f26" draw:formula="?f18 / 122251"/>
                <draw:equation draw:name="f27" draw:formula="?f19 / 122251"/>
                <draw:equation draw:name="f28" draw:formula="?f0 / ?f10"/>
                <draw:equation draw:name="f29" draw:formula="?f1 / ?f10"/>
                <draw:equation draw:name="f30" draw:formula="?f0 / ?f11"/>
                <draw:equation draw:name="f31" draw:formula="?f2 / ?f11"/>
                <draw:equation draw:name="f32" draw:formula="?f23 / ?f10"/>
                <draw:equation draw:name="f33" draw:formula="?f24 / ?f11"/>
                <draw:equation draw:name="f34" draw:formula="?f20 / ?f10"/>
                <draw:equation draw:name="f35" draw:formula="?f25 / ?f11"/>
                <draw:equation draw:name="f36" draw:formula="?f21 / ?f10"/>
                <draw:equation draw:name="f37" draw:formula="?f26 / ?f11"/>
                <draw:equation draw:name="f38" draw:formula="?f22 / ?f10"/>
                <draw:equation draw:name="f39" draw:formula="?f27 / ?f11"/>
              </draw:enhanced-geometry>
            </draw:custom-shape>
            <draw:custom-shape svg:width="0.7871in" svg:height="0.19517in" draw:id="id132" draw:style-name="a530" draw:transform="translate(-0.39355in -0.09759in) rotate(-4.71239) translate(10.8209in 2.63388in)" draw:name="Retângulo 39">
              <svg:title/>
              <svg:desc/>
              <text:p text:style-name="a528" text:class-names="" text:cond-style-name=""><text:span text:style-name="a527" text:class-names=""/></text:p>
              <draw:enhanced-geometry xmlns:dr3d="urn:oasis:names:tc:opendocument:xmlns:dr3d:1.0" draw:type="non-primitive" svg:viewBox="0 0 638652 124789" draw:enhanced-path="M ?f3 ?f0 L ?f4 ?f5 ?f1 ?f2 ?f0 ?f6 ?f3 ?f0 Z N" draw:text-areas="?f27 ?f29 ?f28 ?f30" draw:glue-points="?f31 ?f32 ?f33 ?f34 ?f35 ?f36 ?f37 ?f38 ?f31 ?f32" draw:glue-point-leaving-directions="-90, -90, -90, -90, -90">
                <draw:equation draw:name="f0" draw:formula="0"/>
                <draw:equation draw:name="f1" draw:formula="638652"/>
                <draw:equation draw:name="f2" draw:formula="124789"/>
                <draw:equation draw:name="f3" draw:formula="59875"/>
                <draw:equation draw:name="f4" draw:formula="533124"/>
                <draw:equation draw:name="f5" draw:formula="317"/>
                <draw:equation draw:name="f6" draw:formula="118289"/>
                <draw:equation draw:name="f7" draw:formula="?f2 - ?f0"/>
                <draw:equation draw:name="f8" draw:formula="?f1 - ?f0"/>
                <draw:equation draw:name="f9" draw:formula="?f8 / 638652"/>
                <draw:equation draw:name="f10" draw:formula="?f7 / 124789"/>
                <draw:equation draw:name="f11" draw:formula="59875 * ?f8"/>
                <draw:equation draw:name="f12" draw:formula="0 * ?f7"/>
                <draw:equation draw:name="f13" draw:formula="533124 * ?f8"/>
                <draw:equation draw:name="f14" draw:formula="317 * ?f7"/>
                <draw:equation draw:name="f15" draw:formula="638652 * ?f8"/>
                <draw:equation draw:name="f16" draw:formula="124789 * ?f7"/>
                <draw:equation draw:name="f17" draw:formula="0 * ?f8"/>
                <draw:equation draw:name="f18" draw:formula="118289 * ?f7"/>
                <draw:equation draw:name="f19" draw:formula="?f11 / 638652"/>
                <draw:equation draw:name="f20" draw:formula="?f12 / 124789"/>
                <draw:equation draw:name="f21" draw:formula="?f13 / 638652"/>
                <draw:equation draw:name="f22" draw:formula="?f14 / 124789"/>
                <draw:equation draw:name="f23" draw:formula="?f15 / 638652"/>
                <draw:equation draw:name="f24" draw:formula="?f16 / 124789"/>
                <draw:equation draw:name="f25" draw:formula="?f17 / 638652"/>
                <draw:equation draw:name="f26" draw:formula="?f18 / 124789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19 / ?f9"/>
                <draw:equation draw:name="f32" draw:formula="?f20 / ?f10"/>
                <draw:equation draw:name="f33" draw:formula="?f21 / ?f9"/>
                <draw:equation draw:name="f34" draw:formula="?f22 / ?f10"/>
                <draw:equation draw:name="f35" draw:formula="?f23 / ?f9"/>
                <draw:equation draw:name="f36" draw:formula="?f24 / ?f10"/>
                <draw:equation draw:name="f37" draw:formula="?f25 / ?f9"/>
                <draw:equation draw:name="f38" draw:formula="?f26 / ?f10"/>
              </draw:enhanced-geometry>
            </draw:custom-shape>
            <draw:custom-shape svg:width="1.00692in" svg:height="0.21664in" draw:id="id133" draw:style-name="a534" draw:transform="translate(-0.50346in -0.10832in) rotate(-2.3911) translate(10.47287in 1.97759in)" draw:name="Retângulo 39">
              <svg:title/>
              <svg:desc/>
              <text:p text:style-name="a532" text:class-names="" text:cond-style-name=""><text:span text:style-name="a531" text:class-names=""/></text:p>
              <draw:enhanced-geometry xmlns:dr3d="urn:oasis:names:tc:opendocument:xmlns:dr3d:1.0" draw:type="non-primitive" svg:viewBox="0 0 596609 134436" draw:enhanced-path="M ?f3 ?f0 L ?f4 ?f5 ?f1 ?f2 ?f0 ?f6 ?f3 ?f0 Z N" draw:text-areas="?f27 ?f29 ?f28 ?f30" draw:glue-points="?f31 ?f32 ?f33 ?f34 ?f35 ?f36 ?f37 ?f38 ?f31 ?f32" draw:glue-point-leaving-directions="-90, -90, -90, -90, -90" draw:mirror-horizontal="true">
                <draw:equation draw:name="f0" draw:formula="0"/>
                <draw:equation draw:name="f1" draw:formula="596609"/>
                <draw:equation draw:name="f2" draw:formula="134436"/>
                <draw:equation draw:name="f3" draw:formula="94195"/>
                <draw:equation draw:name="f4" draw:formula="563400"/>
                <draw:equation draw:name="f5" draw:formula="3482"/>
                <draw:equation draw:name="f6" draw:formula="113208"/>
                <draw:equation draw:name="f7" draw:formula="?f2 - ?f0"/>
                <draw:equation draw:name="f8" draw:formula="?f1 - ?f0"/>
                <draw:equation draw:name="f9" draw:formula="?f8 / 596609"/>
                <draw:equation draw:name="f10" draw:formula="?f7 / 134436"/>
                <draw:equation draw:name="f11" draw:formula="94195 * ?f8"/>
                <draw:equation draw:name="f12" draw:formula="0 * ?f7"/>
                <draw:equation draw:name="f13" draw:formula="563400 * ?f8"/>
                <draw:equation draw:name="f14" draw:formula="3482 * ?f7"/>
                <draw:equation draw:name="f15" draw:formula="596609 * ?f8"/>
                <draw:equation draw:name="f16" draw:formula="134436 * ?f7"/>
                <draw:equation draw:name="f17" draw:formula="0 * ?f8"/>
                <draw:equation draw:name="f18" draw:formula="113208 * ?f7"/>
                <draw:equation draw:name="f19" draw:formula="?f11 / 596609"/>
                <draw:equation draw:name="f20" draw:formula="?f12 / 134436"/>
                <draw:equation draw:name="f21" draw:formula="?f13 / 596609"/>
                <draw:equation draw:name="f22" draw:formula="?f14 / 134436"/>
                <draw:equation draw:name="f23" draw:formula="?f15 / 596609"/>
                <draw:equation draw:name="f24" draw:formula="?f16 / 134436"/>
                <draw:equation draw:name="f25" draw:formula="?f17 / 596609"/>
                <draw:equation draw:name="f26" draw:formula="?f18 / 134436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19 / ?f9"/>
                <draw:equation draw:name="f32" draw:formula="?f20 / ?f10"/>
                <draw:equation draw:name="f33" draw:formula="?f21 / ?f9"/>
                <draw:equation draw:name="f34" draw:formula="?f22 / ?f10"/>
                <draw:equation draw:name="f35" draw:formula="?f23 / ?f9"/>
                <draw:equation draw:name="f36" draw:formula="?f24 / ?f10"/>
                <draw:equation draw:name="f37" draw:formula="?f25 / ?f9"/>
                <draw:equation draw:name="f38" draw:formula="?f26 / ?f10"/>
              </draw:enhanced-geometry>
            </draw:custom-shape>
            <draw:connector draw:type="line" svg:x1="10.91347in" svg:y1="2.23566in" draw:start-shape="id127" draw:start-glue-point="8" svg:x2="10.58431in" svg:y2="2.44752in" draw:id="id134" draw:style-name="a535" draw:name="Conexão reta 108">
              <svg:title/>
              <svg:desc/>
            </draw:connector>
            <draw:connector draw:type="line" svg:x1="10.90842in" svg:y1="3.03054in" draw:start-shape="id135" draw:start-glue-point="6" svg:x2="10.58431in" svg:y2="2.90054in" draw:end-shape="id136" draw:end-glue-point="6" draw:id="id137" draw:style-name="a536" draw:name="Conexão reta 109">
              <svg:title/>
              <svg:desc/>
            </draw:connector>
            <draw:connector draw:type="line" svg:x1="10.15174in" svg:y1="3.68912in" draw:start-shape="id128" draw:start-glue-point="4" svg:x2="10.15175in" svg:y2="3.27288in" draw:end-shape="id136" draw:end-glue-point="4" draw:id="id138" draw:style-name="a537" draw:name="Conexão reta 110">
              <svg:title/>
              <svg:desc/>
            </draw:connector>
            <draw:connector draw:type="line" svg:x1="10.15175in" svg:y1="1.58in" draw:start-shape="id139" draw:start-glue-point="4" svg:x2="10.15175in" svg:y2="2.07517in" draw:end-shape="id140" draw:end-glue-point="4" draw:id="id141" draw:style-name="a538" draw:name="Conexão reta 111">
              <svg:title/>
              <svg:desc/>
            </draw:connector>
            <draw:connector draw:type="line" svg:x1="9.39006in" svg:y1="2.23563in" draw:start-shape="id127" draw:start-glue-point="6" svg:x2="9.71919in" svg:y2="2.44752in" draw:end-shape="id140" draw:end-glue-point="6" draw:id="id142" draw:style-name="a539" draw:name="Conexão reta 112">
              <svg:title/>
              <svg:desc/>
            </draw:connector>
            <draw:connector draw:type="line" svg:x1="9.39004in" svg:y1="3.03348in" draw:start-shape="id128" draw:start-glue-point="8" svg:x2="9.71919in" svg:y2="2.90054in" draw:end-shape="id136" draw:end-glue-point="8" draw:id="id143" draw:style-name="a540" draw:name="Conexão reta 113">
              <svg:title/>
              <svg:desc/>
            </draw:connector>
            <draw:custom-shape svg:width="0.58371in" svg:height="0.17724in" draw:id="id144" draw:style-name="a544" draw:transform="translate(-0.29186in -0.08862in) rotate(-2.3911) translate(10.32023in 2.31168in)" draw:name="Retângulo 39">
              <svg:title/>
              <svg:desc/>
              <text:p text:style-name="a542" text:class-names="" text:cond-style-name=""><text:span text:style-name="a541" text:class-names=""/></text:p>
              <draw:enhanced-geometry xmlns:dr3d="urn:oasis:names:tc:opendocument:xmlns:dr3d:1.0" draw:type="non-primitive" svg:viewBox="0 0 644340 132089" draw:enhanced-path="M ?f0 ?f3 L ?f4 ?f0 ?f1 ?f2 ?f5 ?f6 ?f0 ?f3 Z N" draw:text-areas="?f27 ?f29 ?f28 ?f30" draw:glue-points="?f31 ?f32 ?f33 ?f34 ?f35 ?f36 ?f37 ?f38 ?f31 ?f32" draw:glue-point-leaving-directions="-90, -90, -90, -90, -90" draw:mirror-horizontal="true">
                <draw:equation draw:name="f0" draw:formula="0"/>
                <draw:equation draw:name="f1" draw:formula="644340"/>
                <draw:equation draw:name="f2" draw:formula="132089"/>
                <draw:equation draw:name="f3" draw:formula="9316"/>
                <draw:equation draw:name="f4" draw:formula="570791"/>
                <draw:equation draw:name="f5" draw:formula="7391"/>
                <draw:equation draw:name="f6" draw:formula="109726"/>
                <draw:equation draw:name="f7" draw:formula="?f2 - ?f0"/>
                <draw:equation draw:name="f8" draw:formula="?f1 - ?f0"/>
                <draw:equation draw:name="f9" draw:formula="?f8 / 644340"/>
                <draw:equation draw:name="f10" draw:formula="?f7 / 132089"/>
                <draw:equation draw:name="f11" draw:formula="0 * ?f7"/>
                <draw:equation draw:name="f12" draw:formula="132089 * ?f7"/>
                <draw:equation draw:name="f13" draw:formula="109726 * ?f7"/>
                <draw:equation draw:name="f14" draw:formula="0 * ?f8"/>
                <draw:equation draw:name="f15" draw:formula="9316 * ?f7"/>
                <draw:equation draw:name="f16" draw:formula="570791 * ?f8"/>
                <draw:equation draw:name="f17" draw:formula="644340 * ?f8"/>
                <draw:equation draw:name="f18" draw:formula="7391 * ?f8"/>
                <draw:equation draw:name="f19" draw:formula="?f11 / 132089"/>
                <draw:equation draw:name="f20" draw:formula="?f12 / 132089"/>
                <draw:equation draw:name="f21" draw:formula="?f13 / 132089"/>
                <draw:equation draw:name="f22" draw:formula="?f14 / 644340"/>
                <draw:equation draw:name="f23" draw:formula="?f15 / 132089"/>
                <draw:equation draw:name="f24" draw:formula="?f16 / 644340"/>
                <draw:equation draw:name="f25" draw:formula="?f17 / 644340"/>
                <draw:equation draw:name="f26" draw:formula="?f18 / 644340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22 / ?f9"/>
                <draw:equation draw:name="f32" draw:formula="?f23 / ?f10"/>
                <draw:equation draw:name="f33" draw:formula="?f24 / ?f9"/>
                <draw:equation draw:name="f34" draw:formula="?f19 / ?f10"/>
                <draw:equation draw:name="f35" draw:formula="?f25 / ?f9"/>
                <draw:equation draw:name="f36" draw:formula="?f20 / ?f10"/>
                <draw:equation draw:name="f37" draw:formula="?f26 / ?f9"/>
                <draw:equation draw:name="f38" draw:formula="?f21 / ?f10"/>
              </draw:enhanced-geometry>
            </draw:custom-shape>
            <draw:custom-shape svg:width="0.45307in" svg:height="0.19517in" draw:id="id145" draw:style-name="a548" draw:transform="translate(-0.22653in -0.09759in) rotate(-4.71239) translate(10.50021in 2.66536in)" draw:name="Retângulo 39">
              <svg:title/>
              <svg:desc/>
              <text:p text:style-name="a546" text:class-names="" text:cond-style-name=""><text:span text:style-name="a545" text:class-names=""/></text:p>
              <draw:enhanced-geometry xmlns:dr3d="urn:oasis:names:tc:opendocument:xmlns:dr3d:1.0" draw:type="non-primitive" svg:viewBox="0 0 638652 124789" draw:enhanced-path="M ?f3 ?f0 L ?f4 ?f5 ?f1 ?f2 ?f0 ?f6 ?f3 ?f0 Z N" draw:text-areas="?f27 ?f29 ?f28 ?f30" draw:glue-points="?f31 ?f32 ?f33 ?f34 ?f35 ?f36 ?f37 ?f38 ?f31 ?f32" draw:glue-point-leaving-directions="-90, -90, -90, -90, -90">
                <draw:equation draw:name="f0" draw:formula="0"/>
                <draw:equation draw:name="f1" draw:formula="638652"/>
                <draw:equation draw:name="f2" draw:formula="124789"/>
                <draw:equation draw:name="f3" draw:formula="59875"/>
                <draw:equation draw:name="f4" draw:formula="533124"/>
                <draw:equation draw:name="f5" draw:formula="317"/>
                <draw:equation draw:name="f6" draw:formula="118289"/>
                <draw:equation draw:name="f7" draw:formula="?f2 - ?f0"/>
                <draw:equation draw:name="f8" draw:formula="?f1 - ?f0"/>
                <draw:equation draw:name="f9" draw:formula="?f8 / 638652"/>
                <draw:equation draw:name="f10" draw:formula="?f7 / 124789"/>
                <draw:equation draw:name="f11" draw:formula="59875 * ?f8"/>
                <draw:equation draw:name="f12" draw:formula="0 * ?f7"/>
                <draw:equation draw:name="f13" draw:formula="533124 * ?f8"/>
                <draw:equation draw:name="f14" draw:formula="317 * ?f7"/>
                <draw:equation draw:name="f15" draw:formula="638652 * ?f8"/>
                <draw:equation draw:name="f16" draw:formula="124789 * ?f7"/>
                <draw:equation draw:name="f17" draw:formula="0 * ?f8"/>
                <draw:equation draw:name="f18" draw:formula="118289 * ?f7"/>
                <draw:equation draw:name="f19" draw:formula="?f11 / 638652"/>
                <draw:equation draw:name="f20" draw:formula="?f12 / 124789"/>
                <draw:equation draw:name="f21" draw:formula="?f13 / 638652"/>
                <draw:equation draw:name="f22" draw:formula="?f14 / 124789"/>
                <draw:equation draw:name="f23" draw:formula="?f15 / 638652"/>
                <draw:equation draw:name="f24" draw:formula="?f16 / 124789"/>
                <draw:equation draw:name="f25" draw:formula="?f17 / 638652"/>
                <draw:equation draw:name="f26" draw:formula="?f18 / 124789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19 / ?f9"/>
                <draw:equation draw:name="f32" draw:formula="?f20 / ?f10"/>
                <draw:equation draw:name="f33" draw:formula="?f21 / ?f9"/>
                <draw:equation draw:name="f34" draw:formula="?f22 / ?f10"/>
                <draw:equation draw:name="f35" draw:formula="?f23 / ?f9"/>
                <draw:equation draw:name="f36" draw:formula="?f24 / ?f10"/>
                <draw:equation draw:name="f37" draw:formula="?f25 / ?f9"/>
                <draw:equation draw:name="f38" draw:formula="?f26 / ?f10"/>
              </draw:enhanced-geometry>
            </draw:custom-shape>
            <draw:custom-shape svg:width="0.60429in" svg:height="0.19238in" draw:id="id146" draw:style-name="a552" draw:transform="translate(-0.30215in -0.09619in) rotate(-5.56085) translate(10.30065in 3.02324in)" draw:name="Retângulo 39">
              <svg:title/>
              <svg:desc/>
              <text:p text:style-name="a550" text:class-names="" text:cond-style-name=""><text:span text:style-name="a549" text:class-names=""/></text:p>
              <draw:enhanced-geometry xmlns:dr3d="urn:oasis:names:tc:opendocument:xmlns:dr3d:1.0" draw:type="non-primitive" svg:viewBox="0 0 637043 122531" draw:enhanced-path="M ?f3 ?f0 L ?f4 ?f5 ?f1 ?f2 ?f6 ?f7 ?f3 ?f0 Z N" draw:text-areas="?f28 ?f30 ?f29 ?f31" draw:glue-points="?f32 ?f33 ?f34 ?f35 ?f36 ?f37 ?f38 ?f39 ?f32 ?f33" draw:glue-point-leaving-directions="-90, -90, -90, -90, -90">
                <draw:equation draw:name="f0" draw:formula="0"/>
                <draw:equation draw:name="f1" draw:formula="637043"/>
                <draw:equation draw:name="f2" draw:formula="122531"/>
                <draw:equation draw:name="f3" draw:formula="1"/>
                <draw:equation draw:name="f4" draw:formula="577058"/>
                <draw:equation draw:name="f5" draw:formula="599"/>
                <draw:equation draw:name="f6" draw:formula="30139"/>
                <draw:equation draw:name="f7" draw:formula="112051"/>
                <draw:equation draw:name="f8" draw:formula="?f2 - ?f0"/>
                <draw:equation draw:name="f9" draw:formula="?f1 - ?f0"/>
                <draw:equation draw:name="f10" draw:formula="?f9 / 637043"/>
                <draw:equation draw:name="f11" draw:formula="?f8 / 122531"/>
                <draw:equation draw:name="f12" draw:formula="0 * ?f8"/>
                <draw:equation draw:name="f13" draw:formula="599 * ?f8"/>
                <draw:equation draw:name="f14" draw:formula="122531 * ?f8"/>
                <draw:equation draw:name="f15" draw:formula="1 * ?f9"/>
                <draw:equation draw:name="f16" draw:formula="577058 * ?f9"/>
                <draw:equation draw:name="f17" draw:formula="637043 * ?f9"/>
                <draw:equation draw:name="f18" draw:formula="30139 * ?f9"/>
                <draw:equation draw:name="f19" draw:formula="112051 * ?f8"/>
                <draw:equation draw:name="f20" draw:formula="?f12 / 122531"/>
                <draw:equation draw:name="f21" draw:formula="?f13 / 122531"/>
                <draw:equation draw:name="f22" draw:formula="?f14 / 122531"/>
                <draw:equation draw:name="f23" draw:formula="?f15 / 637043"/>
                <draw:equation draw:name="f24" draw:formula="?f16 / 637043"/>
                <draw:equation draw:name="f25" draw:formula="?f17 / 637043"/>
                <draw:equation draw:name="f26" draw:formula="?f18 / 637043"/>
                <draw:equation draw:name="f27" draw:formula="?f19 / 122531"/>
                <draw:equation draw:name="f28" draw:formula="?f0 / ?f10"/>
                <draw:equation draw:name="f29" draw:formula="?f1 / ?f10"/>
                <draw:equation draw:name="f30" draw:formula="?f0 / ?f11"/>
                <draw:equation draw:name="f31" draw:formula="?f2 / ?f11"/>
                <draw:equation draw:name="f32" draw:formula="?f23 / ?f10"/>
                <draw:equation draw:name="f33" draw:formula="?f20 / ?f11"/>
                <draw:equation draw:name="f34" draw:formula="?f24 / ?f10"/>
                <draw:equation draw:name="f35" draw:formula="?f21 / ?f11"/>
                <draw:equation draw:name="f36" draw:formula="?f25 / ?f10"/>
                <draw:equation draw:name="f37" draw:formula="?f22 / ?f11"/>
                <draw:equation draw:name="f38" draw:formula="?f26 / ?f10"/>
                <draw:equation draw:name="f39" draw:formula="?f27 / ?f11"/>
              </draw:enhanced-geometry>
            </draw:custom-shape>
            <draw:custom-shape svg:width="0.61597in" svg:height="0.19517in" draw:id="id147" draw:style-name="a556" draw:transform="translate(-0.30799in -0.09759in) rotate(-4.71239) translate(9.8099in 2.74681in)" draw:name="Retângulo 39">
              <svg:title/>
              <svg:desc/>
              <text:p text:style-name="a554" text:class-names="" text:cond-style-name=""><text:span text:style-name="a553" text:class-names=""/></text:p>
              <draw:enhanced-geometry xmlns:dr3d="urn:oasis:names:tc:opendocument:xmlns:dr3d:1.0" draw:type="non-primitive" svg:viewBox="0 0 868285 124789" draw:enhanced-path="M ?f0 ?f0 L ?f3 ?f4 ?f1 ?f2 ?f5 ?f6 ?f0 ?f0 Z N" draw:text-areas="?f27 ?f29 ?f28 ?f30" draw:glue-points="?f31 ?f32 ?f33 ?f34 ?f35 ?f36 ?f37 ?f38 ?f31 ?f32" draw:glue-point-leaving-directions="-90, -90, -90, -90, -90" draw:mirror-horizontal="true">
                <draw:equation draw:name="f0" draw:formula="0"/>
                <draw:equation draw:name="f1" draw:formula="868285"/>
                <draw:equation draw:name="f2" draw:formula="124789"/>
                <draw:equation draw:name="f3" draw:formula="762757"/>
                <draw:equation draw:name="f4" draw:formula="317"/>
                <draw:equation draw:name="f5" draw:formula="229633"/>
                <draw:equation draw:name="f6" draw:formula="118289"/>
                <draw:equation draw:name="f7" draw:formula="?f2 - ?f0"/>
                <draw:equation draw:name="f8" draw:formula="?f1 - ?f0"/>
                <draw:equation draw:name="f9" draw:formula="?f8 / 868285"/>
                <draw:equation draw:name="f10" draw:formula="?f7 / 124789"/>
                <draw:equation draw:name="f11" draw:formula="0 * ?f7"/>
                <draw:equation draw:name="f12" draw:formula="317 * ?f7"/>
                <draw:equation draw:name="f13" draw:formula="124789 * ?f7"/>
                <draw:equation draw:name="f14" draw:formula="118289 * ?f7"/>
                <draw:equation draw:name="f15" draw:formula="0 * ?f8"/>
                <draw:equation draw:name="f16" draw:formula="762757 * ?f8"/>
                <draw:equation draw:name="f17" draw:formula="868285 * ?f8"/>
                <draw:equation draw:name="f18" draw:formula="229633 * ?f8"/>
                <draw:equation draw:name="f19" draw:formula="?f11 / 124789"/>
                <draw:equation draw:name="f20" draw:formula="?f12 / 124789"/>
                <draw:equation draw:name="f21" draw:formula="?f13 / 124789"/>
                <draw:equation draw:name="f22" draw:formula="?f14 / 124789"/>
                <draw:equation draw:name="f23" draw:formula="?f15 / 868285"/>
                <draw:equation draw:name="f24" draw:formula="?f16 / 868285"/>
                <draw:equation draw:name="f25" draw:formula="?f17 / 868285"/>
                <draw:equation draw:name="f26" draw:formula="?f18 / 868285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23 / ?f9"/>
                <draw:equation draw:name="f32" draw:formula="?f19 / ?f10"/>
                <draw:equation draw:name="f33" draw:formula="?f24 / ?f9"/>
                <draw:equation draw:name="f34" draw:formula="?f20 / ?f10"/>
                <draw:equation draw:name="f35" draw:formula="?f25 / ?f9"/>
                <draw:equation draw:name="f36" draw:formula="?f21 / ?f10"/>
                <draw:equation draw:name="f37" draw:formula="?f26 / ?f9"/>
                <draw:equation draw:name="f38" draw:formula="?f22 / ?f10"/>
              </draw:enhanced-geometry>
            </draw:custom-shape>
            <draw:custom-shape svg:width="0.57557in" svg:height="0.17724in" draw:id="id148" draw:style-name="a560" draw:transform="translate(-0.28778in -0.08862in) rotate(-2.3911) translate(9.97787in 2.31917in)" draw:name="Retângulo 39">
              <svg:title/>
              <svg:desc/>
              <text:p text:style-name="a558" text:class-names="" text:cond-style-name=""><text:span text:style-name="a557" text:class-names=""/></text:p>
              <draw:enhanced-geometry xmlns:dr3d="urn:oasis:names:tc:opendocument:xmlns:dr3d:1.0" draw:type="non-primitive" svg:viewBox="0 0 636949 132089" draw:enhanced-path="M ?f3 ?f4 L ?f5 ?f0 ?f1 ?f2 ?f0 ?f6 ?f3 ?f4 Z N" draw:text-areas="?f27 ?f29 ?f28 ?f30" draw:glue-points="?f31 ?f32 ?f33 ?f34 ?f35 ?f36 ?f37 ?f38 ?f31 ?f32" draw:glue-point-leaving-directions="-90, -90, -90, -90, -90">
                <draw:equation draw:name="f0" draw:formula="0"/>
                <draw:equation draw:name="f1" draw:formula="636949"/>
                <draw:equation draw:name="f2" draw:formula="132089"/>
                <draw:equation draw:name="f3" draw:formula="126223"/>
                <draw:equation draw:name="f4" draw:formula="16592"/>
                <draw:equation draw:name="f5" draw:formula="563400"/>
                <draw:equation draw:name="f6" draw:formula="109726"/>
                <draw:equation draw:name="f7" draw:formula="?f2 - ?f0"/>
                <draw:equation draw:name="f8" draw:formula="?f1 - ?f0"/>
                <draw:equation draw:name="f9" draw:formula="?f8 / 636949"/>
                <draw:equation draw:name="f10" draw:formula="?f7 / 132089"/>
                <draw:equation draw:name="f11" draw:formula="126223 * ?f8"/>
                <draw:equation draw:name="f12" draw:formula="16592 * ?f7"/>
                <draw:equation draw:name="f13" draw:formula="563400 * ?f8"/>
                <draw:equation draw:name="f14" draw:formula="0 * ?f7"/>
                <draw:equation draw:name="f15" draw:formula="636949 * ?f8"/>
                <draw:equation draw:name="f16" draw:formula="132089 * ?f7"/>
                <draw:equation draw:name="f17" draw:formula="0 * ?f8"/>
                <draw:equation draw:name="f18" draw:formula="109726 * ?f7"/>
                <draw:equation draw:name="f19" draw:formula="?f11 / 636949"/>
                <draw:equation draw:name="f20" draw:formula="?f12 / 132089"/>
                <draw:equation draw:name="f21" draw:formula="?f13 / 636949"/>
                <draw:equation draw:name="f22" draw:formula="?f14 / 132089"/>
                <draw:equation draw:name="f23" draw:formula="?f15 / 636949"/>
                <draw:equation draw:name="f24" draw:formula="?f16 / 132089"/>
                <draw:equation draw:name="f25" draw:formula="?f17 / 636949"/>
                <draw:equation draw:name="f26" draw:formula="?f18 / 132089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19 / ?f9"/>
                <draw:equation draw:name="f32" draw:formula="?f20 / ?f10"/>
                <draw:equation draw:name="f33" draw:formula="?f21 / ?f9"/>
                <draw:equation draw:name="f34" draw:formula="?f22 / ?f10"/>
                <draw:equation draw:name="f35" draw:formula="?f23 / ?f9"/>
                <draw:equation draw:name="f36" draw:formula="?f24 / ?f10"/>
                <draw:equation draw:name="f37" draw:formula="?f25 / ?f9"/>
                <draw:equation draw:name="f38" draw:formula="?f26 / ?f10"/>
              </draw:enhanced-geometry>
            </draw:custom-shape>
            <draw:frame draw:id="id149" draw:style-name="a561" draw:name="Imagem 119" svg:x="9.62225in" svg:y="2.1379in" svg:width="1.059in" svg:height="1.05433in" style:rel-width="scale" style:rel-height="scale">
              <draw:image xlink:href="media/image1.png" xlink:type="simple" xlink:show="embed" xlink:actuate="onLoad"/>
              <svg:title/>
              <svg:desc/>
            </draw:frame>
            <draw:g draw:name="Agrupar 120" draw:id="id150">
              <svg:title/>
              <svg:desc/>
              <draw:custom-shape svg:x="9.71656in" svg:y="2.4568in" svg:width="0.86512in" svg:height="0.45307in" draw:id="id157" draw:style-name="a582" draw:name="Retângulo 127">
                <svg:title/>
                <svg:desc/>
                <text:p text:style-name="a581" text:class-names="" text:cond-style-name=""><text:span text:style-name="a5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9.71656in" svg:y="2.08448in" svg:width="0.86512in" svg:height="0.37234in" draw:id="id158" draw:style-name="a585" draw:name="Triângulo isósceles 128">
                <svg:title/>
                <svg:desc/>
                <text:p text:style-name="a584" text:class-names="" text:cond-style-name=""><text:span text:style-name="a58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  <draw:custom-shape svg:width="0.86512in" svg:height="0.37234in" draw:id="id159" draw:style-name="a588" draw:transform="translate(-0.43256in -0.18617in) rotate(-3.14159) translate(10.14912in 3.09602in)" draw:name="Triângulo isósceles 129">
                <svg:title/>
                <svg:desc/>
                <text:p text:style-name="a587" text:class-names="" text:cond-style-name=""><text:span text:style-name="a58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50000"/>
                  <draw:equation draw:name="f9" draw:formula="21600 * ?f5"/>
                  <draw:equation draw:name="f10" draw:formula="21600 * ?f4"/>
                  <draw:equation draw:name="f11" draw:formula="?f9 / ?f6"/>
                  <draw:equation draw:name="f12" draw:formula="?f10 / ?f6"/>
                  <draw:equation draw:name="f13" draw:formula="?f12 - ?f7"/>
                  <draw:equation draw:name="f14" draw:formula="?f11 - ?f7"/>
                  <draw:equation draw:name="f15" draw:formula="?f13 / 2"/>
                  <draw:equation draw:name="f16" draw:formula="?f14 / 2"/>
                  <draw:equation draw:name="f17" draw:formula="?f14 * ?f8"/>
                  <draw:equation draw:name="f18" draw:formula="?f7 + ?f15"/>
                  <draw:equation draw:name="f19" draw:formula="?f17 / 200000"/>
                  <draw:equation draw:name="f20" draw:formula="?f17 / 100000"/>
                  <draw:equation draw:name="f21" draw:formula="?f19 + ?f16"/>
                </draw:enhanced-geometry>
              </draw:custom-shape>
            </draw:g>
            <draw:custom-shape svg:width="0.37611in" svg:height="0.12356in" draw:id="id151" draw:style-name="a564" draw:transform="translate(-0.18805in -0.06178in) rotate(-5.56051) translate(10.01065in 2.33384in)" draw:name="Fluxograma: Terminador 121">
              <svg:title/>
              <svg:desc/>
              <text:p text:style-name="a563" text:class-names="" text:cond-style-name=""><text:span text:style-name="a562" text:class-names=""/></text:p>
    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    <draw:equation draw:name="f0" draw:formula="16200000"/>
                <draw:equation draw:name="f1" draw:formula="10800000"/>
                <draw:equation draw:name="f2" draw:formula="5400000"/>
                <draw:equation draw:name="f3" draw:formula="5419351 / 1725033"/>
                <draw:equation draw:name="f4" draw:formula="0"/>
                <draw:equation draw:name="f5" draw:formula="21600"/>
                <draw:equation draw:name="f6" draw:formula="3475"/>
                <draw:equation draw:name="f7" draw:formula="18125"/>
                <draw:equation draw:name="f8" draw:formula="10800"/>
                <draw:equation draw:name="f9" draw:formula="?f5 - ?f4"/>
                <draw:equation draw:name="f10" draw:formula="?f9 / 21600"/>
                <draw:equation draw:name="f11" draw:formula="?f9 * 1018"/>
                <draw:equation draw:name="f12" draw:formula="?f9 * 20582"/>
                <draw:equation draw:name="f13" draw:formula="?f9 * 3163"/>
                <draw:equation draw:name="f14" draw:formula="?f9 * 18437"/>
                <draw:equation draw:name="f15" draw:formula="?f11 / 21600"/>
                <draw:equation draw:name="f16" draw:formula="?f12 / 21600"/>
                <draw:equation draw:name="f17" draw:formula="?f13 / 21600"/>
                <draw:equation draw:name="f18" draw:formula="?f14 / 21600"/>
                <draw:equation draw:name="f19" draw:formula="?f15 / ?f10"/>
                <draw:equation draw:name="f20" draw:formula="?f16 / ?f10"/>
                <draw:equation draw:name="f21" draw:formula="?f17 / ?f10"/>
                <draw:equation draw:name="f22" draw:formula="?f18 / ?f10"/>
                <draw:equation draw:name="f23" draw:formula="21550000 - ?f1"/>
                <draw:equation draw:name="f24" draw:formula="if(?f23, ?f1, 21550000)"/>
                <draw:equation draw:name="f25" draw:formula="-21550000 - ?f24"/>
                <draw:equation draw:name="f26" draw:formula="if(?f25, -21550000, ?f24)"/>
                <draw:equation draw:name="f27" draw:formula="?f0 + ?f26"/>
                <draw:equation draw:name="f28" draw:formula="?f0 + ?f2"/>
                <draw:equation draw:name="f29" draw:formula="?f28 * ?f3 / ?f1"/>
                <draw:equation draw:name="f30" draw:formula="0 - ?f29"/>
                <draw:equation draw:name="f31" draw:formula="cos(?f30)"/>
                <draw:equation draw:name="f32" draw:formula="0 - ?f31"/>
                <draw:equation draw:name="f33" draw:formula="?f32 * ?f6"/>
                <draw:equation draw:name="f34" draw:formula="sin(?f30)"/>
                <draw:equation draw:name="f35" draw:formula="0 - ?f34"/>
                <draw:equation draw:name="f36" draw:formula="?f35 * ?f8"/>
                <draw:equation draw:name="f37" draw:formula="sqrt(?f33 * ?f33 + ?f36 * ?f36 + 0 * 0)"/>
                <draw:equation draw:name="f38" draw:formula="?f6 * ?f8 / ?f37"/>
                <draw:equation draw:name="f39" draw:formula="?f35 * ?f38"/>
                <draw:equation draw:name="f40" draw:formula="?f7 - ?f39"/>
                <draw:equation draw:name="f41" draw:formula="?f32 * ?f38"/>
                <draw:equation draw:name="f42" draw:formula="?f4 - ?f41"/>
                <draw:equation draw:name="f43" draw:formula="?f40 - ?f6"/>
                <draw:equation draw:name="f44" draw:formula="?f42 - ?f8"/>
                <draw:equation draw:name="f45" draw:formula="?f40 + ?f6"/>
                <draw:equation draw:name="f46" draw:formula="?f42 + ?f8"/>
                <draw:equation draw:name="f47" draw:formula="?f27 + ?f2"/>
                <draw:equation draw:name="f48" draw:formula="?f47 * ?f3 / ?f1"/>
                <draw:equation draw:name="f49" draw:formula="0 - ?f48"/>
                <draw:equation draw:name="f50" draw:formula="cos(?f49)"/>
                <draw:equation draw:name="f51" draw:formula="0 - ?f50"/>
                <draw:equation draw:name="f52" draw:formula="?f51 * ?f6"/>
                <draw:equation draw:name="f53" draw:formula="sin(?f49)"/>
                <draw:equation draw:name="f54" draw:formula="0 - ?f53"/>
                <draw:equation draw:name="f55" draw:formula="?f54 * ?f8"/>
                <draw:equation draw:name="f56" draw:formula="sqrt(?f52 * ?f52 + ?f55 * ?f55 + 0 * 0)"/>
                <draw:equation draw:name="f57" draw:formula="?f6 * ?f8 / ?f56"/>
                <draw:equation draw:name="f58" draw:formula="?f54 * ?f57"/>
                <draw:equation draw:name="f59" draw:formula="?f40 + ?f58"/>
                <draw:equation draw:name="f60" draw:formula="?f51 * ?f57"/>
                <draw:equation draw:name="f61" draw:formula="?f42 + ?f60"/>
                <draw:equation draw:name="f62" draw:formula="if(?f26, ?f7, ?f43)"/>
                <draw:equation draw:name="f63" draw:formula="if(?f26, ?f4, ?f44)"/>
                <draw:equation draw:name="f64" draw:formula="if(?f26, ?f7, ?f45)"/>
                <draw:equation draw:name="f65" draw:formula="if(?f26, ?f4, ?f46)"/>
                <draw:equation draw:name="f66" draw:formula="if(?f26, ?f43, ?f59)"/>
                <draw:equation draw:name="f67" draw:formula="if(?f26, ?f44, ?f61)"/>
                <draw:equation draw:name="f68" draw:formula="if(?f26, ?f45, ?f59)"/>
                <draw:equation draw:name="f69" draw:formula="if(?f26, ?f46, ?f61)"/>
                <draw:equation draw:name="f70" draw:formula="?f2 + ?f26"/>
                <draw:equation draw:name="f71" draw:formula="?f2 + ?f2"/>
                <draw:equation draw:name="f72" draw:formula="?f71 * ?f3 / ?f1"/>
                <draw:equation draw:name="f73" draw:formula="0 - ?f72"/>
                <draw:equation draw:name="f74" draw:formula="cos(?f73)"/>
                <draw:equation draw:name="f75" draw:formula="0 - ?f74"/>
                <draw:equation draw:name="f76" draw:formula="?f75 * ?f6"/>
                <draw:equation draw:name="f77" draw:formula="sin(?f73)"/>
                <draw:equation draw:name="f78" draw:formula="0 - ?f77"/>
                <draw:equation draw:name="f79" draw:formula="?f78 * ?f8"/>
                <draw:equation draw:name="f80" draw:formula="sqrt(?f76 * ?f76 + ?f79 * ?f79 + 0 * 0)"/>
                <draw:equation draw:name="f81" draw:formula="?f6 * ?f8 / ?f80"/>
                <draw:equation draw:name="f82" draw:formula="?f78 * ?f81"/>
                <draw:equation draw:name="f83" draw:formula="?f6 - ?f82"/>
                <draw:equation draw:name="f84" draw:formula="?f75 * ?f81"/>
                <draw:equation draw:name="f85" draw:formula="?f5 - ?f84"/>
                <draw:equation draw:name="f86" draw:formula="?f83 - ?f6"/>
                <draw:equation draw:name="f87" draw:formula="?f85 - ?f8"/>
                <draw:equation draw:name="f88" draw:formula="?f83 + ?f6"/>
                <draw:equation draw:name="f89" draw:formula="?f85 + ?f8"/>
                <draw:equation draw:name="f90" draw:formula="?f70 + ?f2"/>
                <draw:equation draw:name="f91" draw:formula="?f90 * ?f3 / ?f1"/>
                <draw:equation draw:name="f92" draw:formula="0 - ?f91"/>
                <draw:equation draw:name="f93" draw:formula="cos(?f92)"/>
                <draw:equation draw:name="f94" draw:formula="0 - ?f93"/>
                <draw:equation draw:name="f95" draw:formula="?f94 * ?f6"/>
                <draw:equation draw:name="f96" draw:formula="sin(?f92)"/>
                <draw:equation draw:name="f97" draw:formula="0 - ?f96"/>
                <draw:equation draw:name="f98" draw:formula="?f97 * ?f8"/>
                <draw:equation draw:name="f99" draw:formula="sqrt(?f95 * ?f95 + ?f98 * ?f98 + 0 * 0)"/>
                <draw:equation draw:name="f100" draw:formula="?f6 * ?f8 / ?f99"/>
                <draw:equation draw:name="f101" draw:formula="?f97 * ?f100"/>
                <draw:equation draw:name="f102" draw:formula="?f83 + ?f101"/>
                <draw:equation draw:name="f103" draw:formula="?f94 * ?f100"/>
                <draw:equation draw:name="f104" draw:formula="?f85 + ?f103"/>
                <draw:equation draw:name="f105" draw:formula="if(?f26, ?f6, ?f86)"/>
                <draw:equation draw:name="f106" draw:formula="if(?f26, ?f5, ?f87)"/>
                <draw:equation draw:name="f107" draw:formula="if(?f26, ?f6, ?f88)"/>
                <draw:equation draw:name="f108" draw:formula="if(?f26, ?f5, ?f89)"/>
                <draw:equation draw:name="f109" draw:formula="if(?f26, ?f86, ?f102)"/>
                <draw:equation draw:name="f110" draw:formula="if(?f26, ?f87, ?f104)"/>
                <draw:equation draw:name="f111" draw:formula="if(?f26, ?f88, ?f102)"/>
                <draw:equation draw:name="f112" draw:formula="if(?f26, ?f89, ?f104)"/>
              </draw:enhanced-geometry>
            </draw:custom-shape>
            <draw:custom-shape svg:width="0.52894in" svg:height="0.17378in" draw:id="id152" draw:style-name="a567" draw:transform="translate(-0.26447in -0.08689in) rotate(-5.56051) translate(9.82758in 2.06579in)" draw:name="Fluxograma: Terminador 122">
              <svg:title/>
              <svg:desc/>
              <text:p text:style-name="a566" text:class-names="" text:cond-style-name=""><text:span text:style-name="a565" text:class-names=""/></text:p>
    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    <draw:equation draw:name="f0" draw:formula="16200000"/>
                <draw:equation draw:name="f1" draw:formula="10800000"/>
                <draw:equation draw:name="f2" draw:formula="5400000"/>
                <draw:equation draw:name="f3" draw:formula="5419351 / 1725033"/>
                <draw:equation draw:name="f4" draw:formula="0"/>
                <draw:equation draw:name="f5" draw:formula="21600"/>
                <draw:equation draw:name="f6" draw:formula="3475"/>
                <draw:equation draw:name="f7" draw:formula="18125"/>
                <draw:equation draw:name="f8" draw:formula="10800"/>
                <draw:equation draw:name="f9" draw:formula="?f5 - ?f4"/>
                <draw:equation draw:name="f10" draw:formula="?f9 / 21600"/>
                <draw:equation draw:name="f11" draw:formula="?f9 * 1018"/>
                <draw:equation draw:name="f12" draw:formula="?f9 * 20582"/>
                <draw:equation draw:name="f13" draw:formula="?f9 * 3163"/>
                <draw:equation draw:name="f14" draw:formula="?f9 * 18437"/>
                <draw:equation draw:name="f15" draw:formula="?f11 / 21600"/>
                <draw:equation draw:name="f16" draw:formula="?f12 / 21600"/>
                <draw:equation draw:name="f17" draw:formula="?f13 / 21600"/>
                <draw:equation draw:name="f18" draw:formula="?f14 / 21600"/>
                <draw:equation draw:name="f19" draw:formula="?f15 / ?f10"/>
                <draw:equation draw:name="f20" draw:formula="?f16 / ?f10"/>
                <draw:equation draw:name="f21" draw:formula="?f17 / ?f10"/>
                <draw:equation draw:name="f22" draw:formula="?f18 / ?f10"/>
                <draw:equation draw:name="f23" draw:formula="21550000 - ?f1"/>
                <draw:equation draw:name="f24" draw:formula="if(?f23, ?f1, 21550000)"/>
                <draw:equation draw:name="f25" draw:formula="-21550000 - ?f24"/>
                <draw:equation draw:name="f26" draw:formula="if(?f25, -21550000, ?f24)"/>
                <draw:equation draw:name="f27" draw:formula="?f0 + ?f26"/>
                <draw:equation draw:name="f28" draw:formula="?f0 + ?f2"/>
                <draw:equation draw:name="f29" draw:formula="?f28 * ?f3 / ?f1"/>
                <draw:equation draw:name="f30" draw:formula="0 - ?f29"/>
                <draw:equation draw:name="f31" draw:formula="cos(?f30)"/>
                <draw:equation draw:name="f32" draw:formula="0 - ?f31"/>
                <draw:equation draw:name="f33" draw:formula="?f32 * ?f6"/>
                <draw:equation draw:name="f34" draw:formula="sin(?f30)"/>
                <draw:equation draw:name="f35" draw:formula="0 - ?f34"/>
                <draw:equation draw:name="f36" draw:formula="?f35 * ?f8"/>
                <draw:equation draw:name="f37" draw:formula="sqrt(?f33 * ?f33 + ?f36 * ?f36 + 0 * 0)"/>
                <draw:equation draw:name="f38" draw:formula="?f6 * ?f8 / ?f37"/>
                <draw:equation draw:name="f39" draw:formula="?f35 * ?f38"/>
                <draw:equation draw:name="f40" draw:formula="?f7 - ?f39"/>
                <draw:equation draw:name="f41" draw:formula="?f32 * ?f38"/>
                <draw:equation draw:name="f42" draw:formula="?f4 - ?f41"/>
                <draw:equation draw:name="f43" draw:formula="?f40 - ?f6"/>
                <draw:equation draw:name="f44" draw:formula="?f42 - ?f8"/>
                <draw:equation draw:name="f45" draw:formula="?f40 + ?f6"/>
                <draw:equation draw:name="f46" draw:formula="?f42 + ?f8"/>
                <draw:equation draw:name="f47" draw:formula="?f27 + ?f2"/>
                <draw:equation draw:name="f48" draw:formula="?f47 * ?f3 / ?f1"/>
                <draw:equation draw:name="f49" draw:formula="0 - ?f48"/>
                <draw:equation draw:name="f50" draw:formula="cos(?f49)"/>
                <draw:equation draw:name="f51" draw:formula="0 - ?f50"/>
                <draw:equation draw:name="f52" draw:formula="?f51 * ?f6"/>
                <draw:equation draw:name="f53" draw:formula="sin(?f49)"/>
                <draw:equation draw:name="f54" draw:formula="0 - ?f53"/>
                <draw:equation draw:name="f55" draw:formula="?f54 * ?f8"/>
                <draw:equation draw:name="f56" draw:formula="sqrt(?f52 * ?f52 + ?f55 * ?f55 + 0 * 0)"/>
                <draw:equation draw:name="f57" draw:formula="?f6 * ?f8 / ?f56"/>
                <draw:equation draw:name="f58" draw:formula="?f54 * ?f57"/>
                <draw:equation draw:name="f59" draw:formula="?f40 + ?f58"/>
                <draw:equation draw:name="f60" draw:formula="?f51 * ?f57"/>
                <draw:equation draw:name="f61" draw:formula="?f42 + ?f60"/>
                <draw:equation draw:name="f62" draw:formula="if(?f26, ?f7, ?f43)"/>
                <draw:equation draw:name="f63" draw:formula="if(?f26, ?f4, ?f44)"/>
                <draw:equation draw:name="f64" draw:formula="if(?f26, ?f7, ?f45)"/>
                <draw:equation draw:name="f65" draw:formula="if(?f26, ?f4, ?f46)"/>
                <draw:equation draw:name="f66" draw:formula="if(?f26, ?f43, ?f59)"/>
                <draw:equation draw:name="f67" draw:formula="if(?f26, ?f44, ?f61)"/>
                <draw:equation draw:name="f68" draw:formula="if(?f26, ?f45, ?f59)"/>
                <draw:equation draw:name="f69" draw:formula="if(?f26, ?f46, ?f61)"/>
                <draw:equation draw:name="f70" draw:formula="?f2 + ?f26"/>
                <draw:equation draw:name="f71" draw:formula="?f2 + ?f2"/>
                <draw:equation draw:name="f72" draw:formula="?f71 * ?f3 / ?f1"/>
                <draw:equation draw:name="f73" draw:formula="0 - ?f72"/>
                <draw:equation draw:name="f74" draw:formula="cos(?f73)"/>
                <draw:equation draw:name="f75" draw:formula="0 - ?f74"/>
                <draw:equation draw:name="f76" draw:formula="?f75 * ?f6"/>
                <draw:equation draw:name="f77" draw:formula="sin(?f73)"/>
                <draw:equation draw:name="f78" draw:formula="0 - ?f77"/>
                <draw:equation draw:name="f79" draw:formula="?f78 * ?f8"/>
                <draw:equation draw:name="f80" draw:formula="sqrt(?f76 * ?f76 + ?f79 * ?f79 + 0 * 0)"/>
                <draw:equation draw:name="f81" draw:formula="?f6 * ?f8 / ?f80"/>
                <draw:equation draw:name="f82" draw:formula="?f78 * ?f81"/>
                <draw:equation draw:name="f83" draw:formula="?f6 - ?f82"/>
                <draw:equation draw:name="f84" draw:formula="?f75 * ?f81"/>
                <draw:equation draw:name="f85" draw:formula="?f5 - ?f84"/>
                <draw:equation draw:name="f86" draw:formula="?f83 - ?f6"/>
                <draw:equation draw:name="f87" draw:formula="?f85 - ?f8"/>
                <draw:equation draw:name="f88" draw:formula="?f83 + ?f6"/>
                <draw:equation draw:name="f89" draw:formula="?f85 + ?f8"/>
                <draw:equation draw:name="f90" draw:formula="?f70 + ?f2"/>
                <draw:equation draw:name="f91" draw:formula="?f90 * ?f3 / ?f1"/>
                <draw:equation draw:name="f92" draw:formula="0 - ?f91"/>
                <draw:equation draw:name="f93" draw:formula="cos(?f92)"/>
                <draw:equation draw:name="f94" draw:formula="0 - ?f93"/>
                <draw:equation draw:name="f95" draw:formula="?f94 * ?f6"/>
                <draw:equation draw:name="f96" draw:formula="sin(?f92)"/>
                <draw:equation draw:name="f97" draw:formula="0 - ?f96"/>
                <draw:equation draw:name="f98" draw:formula="?f97 * ?f8"/>
                <draw:equation draw:name="f99" draw:formula="sqrt(?f95 * ?f95 + ?f98 * ?f98 + 0 * 0)"/>
                <draw:equation draw:name="f100" draw:formula="?f6 * ?f8 / ?f99"/>
                <draw:equation draw:name="f101" draw:formula="?f97 * ?f100"/>
                <draw:equation draw:name="f102" draw:formula="?f83 + ?f101"/>
                <draw:equation draw:name="f103" draw:formula="?f94 * ?f100"/>
                <draw:equation draw:name="f104" draw:formula="?f85 + ?f103"/>
                <draw:equation draw:name="f105" draw:formula="if(?f26, ?f6, ?f86)"/>
                <draw:equation draw:name="f106" draw:formula="if(?f26, ?f5, ?f87)"/>
                <draw:equation draw:name="f107" draw:formula="if(?f26, ?f6, ?f88)"/>
                <draw:equation draw:name="f108" draw:formula="if(?f26, ?f5, ?f89)"/>
                <draw:equation draw:name="f109" draw:formula="if(?f26, ?f86, ?f102)"/>
                <draw:equation draw:name="f110" draw:formula="if(?f26, ?f87, ?f104)"/>
                <draw:equation draw:name="f111" draw:formula="if(?f26, ?f88, ?f102)"/>
                <draw:equation draw:name="f112" draw:formula="if(?f26, ?f89, ?f104)"/>
              </draw:enhanced-geometry>
            </draw:custom-shape>
            <draw:custom-shape svg:width="0.25997in" svg:height="0.07583in" draw:id="id153" draw:style-name="a570" draw:transform="translate(-0.12998in -0.03792in) rotate(-5.56051) translate(10.25685in 3.09955in)" draw:name="Fluxograma: Terminador 123">
              <svg:title/>
              <svg:desc/>
              <text:p text:style-name="a569" text:class-names="" text:cond-style-name=""><text:span text:style-name="a568" text:class-names=""/></text:p>
    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    <draw:equation draw:name="f0" draw:formula="16200000"/>
                <draw:equation draw:name="f1" draw:formula="10800000"/>
                <draw:equation draw:name="f2" draw:formula="5400000"/>
                <draw:equation draw:name="f3" draw:formula="5419351 / 1725033"/>
                <draw:equation draw:name="f4" draw:formula="0"/>
                <draw:equation draw:name="f5" draw:formula="21600"/>
                <draw:equation draw:name="f6" draw:formula="3475"/>
                <draw:equation draw:name="f7" draw:formula="18125"/>
                <draw:equation draw:name="f8" draw:formula="10800"/>
                <draw:equation draw:name="f9" draw:formula="?f5 - ?f4"/>
                <draw:equation draw:name="f10" draw:formula="?f9 / 21600"/>
                <draw:equation draw:name="f11" draw:formula="?f9 * 1018"/>
                <draw:equation draw:name="f12" draw:formula="?f9 * 20582"/>
                <draw:equation draw:name="f13" draw:formula="?f9 * 3163"/>
                <draw:equation draw:name="f14" draw:formula="?f9 * 18437"/>
                <draw:equation draw:name="f15" draw:formula="?f11 / 21600"/>
                <draw:equation draw:name="f16" draw:formula="?f12 / 21600"/>
                <draw:equation draw:name="f17" draw:formula="?f13 / 21600"/>
                <draw:equation draw:name="f18" draw:formula="?f14 / 21600"/>
                <draw:equation draw:name="f19" draw:formula="?f15 / ?f10"/>
                <draw:equation draw:name="f20" draw:formula="?f16 / ?f10"/>
                <draw:equation draw:name="f21" draw:formula="?f17 / ?f10"/>
                <draw:equation draw:name="f22" draw:formula="?f18 / ?f10"/>
                <draw:equation draw:name="f23" draw:formula="21550000 - ?f1"/>
                <draw:equation draw:name="f24" draw:formula="if(?f23, ?f1, 21550000)"/>
                <draw:equation draw:name="f25" draw:formula="-21550000 - ?f24"/>
                <draw:equation draw:name="f26" draw:formula="if(?f25, -21550000, ?f24)"/>
                <draw:equation draw:name="f27" draw:formula="?f0 + ?f26"/>
                <draw:equation draw:name="f28" draw:formula="?f0 + ?f2"/>
                <draw:equation draw:name="f29" draw:formula="?f28 * ?f3 / ?f1"/>
                <draw:equation draw:name="f30" draw:formula="0 - ?f29"/>
                <draw:equation draw:name="f31" draw:formula="cos(?f30)"/>
                <draw:equation draw:name="f32" draw:formula="0 - ?f31"/>
                <draw:equation draw:name="f33" draw:formula="?f32 * ?f6"/>
                <draw:equation draw:name="f34" draw:formula="sin(?f30)"/>
                <draw:equation draw:name="f35" draw:formula="0 - ?f34"/>
                <draw:equation draw:name="f36" draw:formula="?f35 * ?f8"/>
                <draw:equation draw:name="f37" draw:formula="sqrt(?f33 * ?f33 + ?f36 * ?f36 + 0 * 0)"/>
                <draw:equation draw:name="f38" draw:formula="?f6 * ?f8 / ?f37"/>
                <draw:equation draw:name="f39" draw:formula="?f35 * ?f38"/>
                <draw:equation draw:name="f40" draw:formula="?f7 - ?f39"/>
                <draw:equation draw:name="f41" draw:formula="?f32 * ?f38"/>
                <draw:equation draw:name="f42" draw:formula="?f4 - ?f41"/>
                <draw:equation draw:name="f43" draw:formula="?f40 - ?f6"/>
                <draw:equation draw:name="f44" draw:formula="?f42 - ?f8"/>
                <draw:equation draw:name="f45" draw:formula="?f40 + ?f6"/>
                <draw:equation draw:name="f46" draw:formula="?f42 + ?f8"/>
                <draw:equation draw:name="f47" draw:formula="?f27 + ?f2"/>
                <draw:equation draw:name="f48" draw:formula="?f47 * ?f3 / ?f1"/>
                <draw:equation draw:name="f49" draw:formula="0 - ?f48"/>
                <draw:equation draw:name="f50" draw:formula="cos(?f49)"/>
                <draw:equation draw:name="f51" draw:formula="0 - ?f50"/>
                <draw:equation draw:name="f52" draw:formula="?f51 * ?f6"/>
                <draw:equation draw:name="f53" draw:formula="sin(?f49)"/>
                <draw:equation draw:name="f54" draw:formula="0 - ?f53"/>
                <draw:equation draw:name="f55" draw:formula="?f54 * ?f8"/>
                <draw:equation draw:name="f56" draw:formula="sqrt(?f52 * ?f52 + ?f55 * ?f55 + 0 * 0)"/>
                <draw:equation draw:name="f57" draw:formula="?f6 * ?f8 / ?f56"/>
                <draw:equation draw:name="f58" draw:formula="?f54 * ?f57"/>
                <draw:equation draw:name="f59" draw:formula="?f40 + ?f58"/>
                <draw:equation draw:name="f60" draw:formula="?f51 * ?f57"/>
                <draw:equation draw:name="f61" draw:formula="?f42 + ?f60"/>
                <draw:equation draw:name="f62" draw:formula="if(?f26, ?f7, ?f43)"/>
                <draw:equation draw:name="f63" draw:formula="if(?f26, ?f4, ?f44)"/>
                <draw:equation draw:name="f64" draw:formula="if(?f26, ?f7, ?f45)"/>
                <draw:equation draw:name="f65" draw:formula="if(?f26, ?f4, ?f46)"/>
                <draw:equation draw:name="f66" draw:formula="if(?f26, ?f43, ?f59)"/>
                <draw:equation draw:name="f67" draw:formula="if(?f26, ?f44, ?f61)"/>
                <draw:equation draw:name="f68" draw:formula="if(?f26, ?f45, ?f59)"/>
                <draw:equation draw:name="f69" draw:formula="if(?f26, ?f46, ?f61)"/>
                <draw:equation draw:name="f70" draw:formula="?f2 + ?f26"/>
                <draw:equation draw:name="f71" draw:formula="?f2 + ?f2"/>
                <draw:equation draw:name="f72" draw:formula="?f71 * ?f3 / ?f1"/>
                <draw:equation draw:name="f73" draw:formula="0 - ?f72"/>
                <draw:equation draw:name="f74" draw:formula="cos(?f73)"/>
                <draw:equation draw:name="f75" draw:formula="0 - ?f74"/>
                <draw:equation draw:name="f76" draw:formula="?f75 * ?f6"/>
                <draw:equation draw:name="f77" draw:formula="sin(?f73)"/>
                <draw:equation draw:name="f78" draw:formula="0 - ?f77"/>
                <draw:equation draw:name="f79" draw:formula="?f78 * ?f8"/>
                <draw:equation draw:name="f80" draw:formula="sqrt(?f76 * ?f76 + ?f79 * ?f79 + 0 * 0)"/>
                <draw:equation draw:name="f81" draw:formula="?f6 * ?f8 / ?f80"/>
                <draw:equation draw:name="f82" draw:formula="?f78 * ?f81"/>
                <draw:equation draw:name="f83" draw:formula="?f6 - ?f82"/>
                <draw:equation draw:name="f84" draw:formula="?f75 * ?f81"/>
                <draw:equation draw:name="f85" draw:formula="?f5 - ?f84"/>
                <draw:equation draw:name="f86" draw:formula="?f83 - ?f6"/>
                <draw:equation draw:name="f87" draw:formula="?f85 - ?f8"/>
                <draw:equation draw:name="f88" draw:formula="?f83 + ?f6"/>
                <draw:equation draw:name="f89" draw:formula="?f85 + ?f8"/>
                <draw:equation draw:name="f90" draw:formula="?f70 + ?f2"/>
                <draw:equation draw:name="f91" draw:formula="?f90 * ?f3 / ?f1"/>
                <draw:equation draw:name="f92" draw:formula="0 - ?f91"/>
                <draw:equation draw:name="f93" draw:formula="cos(?f92)"/>
                <draw:equation draw:name="f94" draw:formula="0 - ?f93"/>
                <draw:equation draw:name="f95" draw:formula="?f94 * ?f6"/>
                <draw:equation draw:name="f96" draw:formula="sin(?f92)"/>
                <draw:equation draw:name="f97" draw:formula="0 - ?f96"/>
                <draw:equation draw:name="f98" draw:formula="?f97 * ?f8"/>
                <draw:equation draw:name="f99" draw:formula="sqrt(?f95 * ?f95 + ?f98 * ?f98 + 0 * 0)"/>
                <draw:equation draw:name="f100" draw:formula="?f6 * ?f8 / ?f99"/>
                <draw:equation draw:name="f101" draw:formula="?f97 * ?f100"/>
                <draw:equation draw:name="f102" draw:formula="?f83 + ?f101"/>
                <draw:equation draw:name="f103" draw:formula="?f94 * ?f100"/>
                <draw:equation draw:name="f104" draw:formula="?f85 + ?f103"/>
                <draw:equation draw:name="f105" draw:formula="if(?f26, ?f6, ?f86)"/>
                <draw:equation draw:name="f106" draw:formula="if(?f26, ?f5, ?f87)"/>
                <draw:equation draw:name="f107" draw:formula="if(?f26, ?f6, ?f88)"/>
                <draw:equation draw:name="f108" draw:formula="if(?f26, ?f5, ?f89)"/>
                <draw:equation draw:name="f109" draw:formula="if(?f26, ?f86, ?f102)"/>
                <draw:equation draw:name="f110" draw:formula="if(?f26, ?f87, ?f104)"/>
                <draw:equation draw:name="f111" draw:formula="if(?f26, ?f88, ?f102)"/>
                <draw:equation draw:name="f112" draw:formula="if(?f26, ?f89, ?f104)"/>
              </draw:enhanced-geometry>
            </draw:custom-shape>
            <draw:custom-shape svg:x="10.37879in" svg:y="2.93152in" svg:width="0.07617in" svg:height="0.07583in" draw:id="id154" draw:style-name="a573" draw:name="Oval 124">
              <svg:title/>
              <svg:desc/>
              <text:p text:style-name="a572" text:class-names="" text:cond-style-name=""><text:span text:style-name="a57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width="1.01071in" svg:height="0.18717in" draw:id="id155" draw:style-name="a576" draw:transform="translate(-0.50536in -0.09358in) rotate(-5.56085) translate(9.83143in 3.30555in)" draw:name="Retângulo 39">
              <svg:title/>
              <svg:desc/>
              <text:p text:style-name="a575" text:class-names="" text:cond-style-name=""><text:span text:style-name="a574" text:class-names=""/></text:p>
              <draw:enhanced-geometry xmlns:dr3d="urn:oasis:names:tc:opendocument:xmlns:dr3d:1.0" draw:type="non-primitive" svg:viewBox="0 0 597865 122251" draw:enhanced-path="M ?f3 ?f4 L ?f5 ?f6 ?f1 ?f2 ?f0 ?f7 ?f3 ?f4 Z N" draw:text-areas="?f28 ?f30 ?f29 ?f31" draw:glue-points="?f32 ?f33 ?f34 ?f35 ?f36 ?f37 ?f38 ?f39 ?f32 ?f33" draw:glue-point-leaving-directions="-90, -90, -90, -90, -90" draw:mirror-horizontal="true">
                <draw:equation draw:name="f0" draw:formula="0"/>
                <draw:equation draw:name="f1" draw:formula="597865"/>
                <draw:equation draw:name="f2" draw:formula="122251"/>
                <draw:equation draw:name="f3" draw:formula="94195"/>
                <draw:equation draw:name="f4" draw:formula="1"/>
                <draw:equation draw:name="f5" draw:formula="537880"/>
                <draw:equation draw:name="f6" draw:formula="319"/>
                <draw:equation draw:name="f7" draw:formula="113209"/>
                <draw:equation draw:name="f8" draw:formula="?f2 - ?f0"/>
                <draw:equation draw:name="f9" draw:formula="?f1 - ?f0"/>
                <draw:equation draw:name="f10" draw:formula="?f9 / 597865"/>
                <draw:equation draw:name="f11" draw:formula="?f8 / 122251"/>
                <draw:equation draw:name="f12" draw:formula="537880 * ?f9"/>
                <draw:equation draw:name="f13" draw:formula="597865 * ?f9"/>
                <draw:equation draw:name="f14" draw:formula="0 * ?f9"/>
                <draw:equation draw:name="f15" draw:formula="94195 * ?f9"/>
                <draw:equation draw:name="f16" draw:formula="1 * ?f8"/>
                <draw:equation draw:name="f17" draw:formula="319 * ?f8"/>
                <draw:equation draw:name="f18" draw:formula="122251 * ?f8"/>
                <draw:equation draw:name="f19" draw:formula="113209 * ?f8"/>
                <draw:equation draw:name="f20" draw:formula="?f12 / 597865"/>
                <draw:equation draw:name="f21" draw:formula="?f13 / 597865"/>
                <draw:equation draw:name="f22" draw:formula="?f14 / 597865"/>
                <draw:equation draw:name="f23" draw:formula="?f15 / 597865"/>
                <draw:equation draw:name="f24" draw:formula="?f16 / 122251"/>
                <draw:equation draw:name="f25" draw:formula="?f17 / 122251"/>
                <draw:equation draw:name="f26" draw:formula="?f18 / 122251"/>
                <draw:equation draw:name="f27" draw:formula="?f19 / 122251"/>
                <draw:equation draw:name="f28" draw:formula="?f0 / ?f10"/>
                <draw:equation draw:name="f29" draw:formula="?f1 / ?f10"/>
                <draw:equation draw:name="f30" draw:formula="?f0 / ?f11"/>
                <draw:equation draw:name="f31" draw:formula="?f2 / ?f11"/>
                <draw:equation draw:name="f32" draw:formula="?f23 / ?f10"/>
                <draw:equation draw:name="f33" draw:formula="?f24 / ?f11"/>
                <draw:equation draw:name="f34" draw:formula="?f20 / ?f10"/>
                <draw:equation draw:name="f35" draw:formula="?f25 / ?f11"/>
                <draw:equation draw:name="f36" draw:formula="?f21 / ?f10"/>
                <draw:equation draw:name="f37" draw:formula="?f26 / ?f11"/>
                <draw:equation draw:name="f38" draw:formula="?f22 / ?f10"/>
                <draw:equation draw:name="f39" draw:formula="?f27 / ?f11"/>
              </draw:enhanced-geometry>
            </draw:custom-shape>
            <draw:custom-shape svg:width="0.7871in" svg:height="0.15479in" draw:id="id156" draw:style-name="a579" draw:transform="translate(-0.39355in -0.0774in) rotate(-4.71239) translate(9.45944in 2.63704in)" draw:name="Retângulo 39">
              <svg:title/>
              <svg:desc/>
              <text:p text:style-name="a578" text:class-names="" text:cond-style-name=""><text:span text:style-name="a577" text:class-names=""/></text:p>
              <draw:enhanced-geometry xmlns:dr3d="urn:oasis:names:tc:opendocument:xmlns:dr3d:1.0" draw:type="non-primitive" svg:viewBox="0 0 638652 124789" draw:enhanced-path="M ?f3 ?f0 L ?f4 ?f5 ?f1 ?f2 ?f0 ?f6 ?f3 ?f0 Z N" draw:text-areas="?f27 ?f29 ?f28 ?f30" draw:glue-points="?f31 ?f32 ?f33 ?f34 ?f35 ?f36 ?f37 ?f38 ?f31 ?f32" draw:glue-point-leaving-directions="-90, -90, -90, -90, -90" draw:mirror-horizontal="true">
                <draw:equation draw:name="f0" draw:formula="0"/>
                <draw:equation draw:name="f1" draw:formula="638652"/>
                <draw:equation draw:name="f2" draw:formula="124789"/>
                <draw:equation draw:name="f3" draw:formula="59875"/>
                <draw:equation draw:name="f4" draw:formula="533124"/>
                <draw:equation draw:name="f5" draw:formula="317"/>
                <draw:equation draw:name="f6" draw:formula="118289"/>
                <draw:equation draw:name="f7" draw:formula="?f2 - ?f0"/>
                <draw:equation draw:name="f8" draw:formula="?f1 - ?f0"/>
                <draw:equation draw:name="f9" draw:formula="?f8 / 638652"/>
                <draw:equation draw:name="f10" draw:formula="?f7 / 124789"/>
                <draw:equation draw:name="f11" draw:formula="59875 * ?f8"/>
                <draw:equation draw:name="f12" draw:formula="0 * ?f7"/>
                <draw:equation draw:name="f13" draw:formula="533124 * ?f8"/>
                <draw:equation draw:name="f14" draw:formula="317 * ?f7"/>
                <draw:equation draw:name="f15" draw:formula="638652 * ?f8"/>
                <draw:equation draw:name="f16" draw:formula="124789 * ?f7"/>
                <draw:equation draw:name="f17" draw:formula="0 * ?f8"/>
                <draw:equation draw:name="f18" draw:formula="118289 * ?f7"/>
                <draw:equation draw:name="f19" draw:formula="?f11 / 638652"/>
                <draw:equation draw:name="f20" draw:formula="?f12 / 124789"/>
                <draw:equation draw:name="f21" draw:formula="?f13 / 638652"/>
                <draw:equation draw:name="f22" draw:formula="?f14 / 124789"/>
                <draw:equation draw:name="f23" draw:formula="?f15 / 638652"/>
                <draw:equation draw:name="f24" draw:formula="?f16 / 124789"/>
                <draw:equation draw:name="f25" draw:formula="?f17 / 638652"/>
                <draw:equation draw:name="f26" draw:formula="?f18 / 124789"/>
                <draw:equation draw:name="f27" draw:formula="?f0 / ?f9"/>
                <draw:equation draw:name="f28" draw:formula="?f1 / ?f9"/>
                <draw:equation draw:name="f29" draw:formula="?f0 / ?f10"/>
                <draw:equation draw:name="f30" draw:formula="?f2 / ?f10"/>
                <draw:equation draw:name="f31" draw:formula="?f19 / ?f9"/>
                <draw:equation draw:name="f32" draw:formula="?f20 / ?f10"/>
                <draw:equation draw:name="f33" draw:formula="?f21 / ?f9"/>
                <draw:equation draw:name="f34" draw:formula="?f22 / ?f10"/>
                <draw:equation draw:name="f35" draw:formula="?f23 / ?f9"/>
                <draw:equation draw:name="f36" draw:formula="?f24 / ?f10"/>
                <draw:equation draw:name="f37" draw:formula="?f25 / ?f9"/>
                <draw:equation draw:name="f38" draw:formula="?f26 / ?f10"/>
              </draw:enhanced-geometry>
            </draw:custom-shape>
          </draw:g>
        </draw:g>
        <draw:g draw:name="Agrupar 22" draw:id="id65">
          <svg:title/>
          <svg:desc/>
          <draw:custom-shape svg:x="0.39131in" svg:y="4.17457in" svg:width="3.11368in" svg:height="3.09993in" draw:id="id98" draw:style-name="a432" draw:name="Oval 23">
            <svg:title/>
            <svg:desc/>
            <text:p text:style-name="a431" text:class-names="" text:cond-style-name=""><text:span text:style-name="a4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38009in" svg:y="4.17457in" svg:width="3.12491in" svg:height="3.09993in" draw:id="id99" draw:style-name="a435" draw:name="Círculo: Oco 24">
            <svg:title/>
            <svg:desc/>
            <text:p text:style-name="a434" text:class-names="" text:cond-style-name=""><text:span text:style-name="a4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15166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0.62695in" svg:y="4.42661in" svg:width="2.62872in" svg:height="2.60177in" draw:id="id100" draw:style-name="a438" draw:name="Círculo: Oco 25">
            <svg:title/>
            <svg:desc/>
            <text:p text:style-name="a437" text:class-names="" text:cond-style-name=""><text:span text:style-name="a4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8021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2.68949in" svg:y="6.29686in" svg:width="0.67335in" svg:height="0.67038in" draw:id="id101" draw:style-name="a441" draw:name="Oval 26">
            <svg:title/>
            <svg:desc/>
            <text:p text:style-name="a440" text:class-names="" text:cond-style-name=""><text:span text:style-name="a4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60466in" svg:y="6.78039in" svg:width="0.67335in" svg:height="0.67038in" draw:id="id102" draw:style-name="a444" draw:name="Oval 27">
            <svg:title/>
            <svg:desc/>
            <text:p text:style-name="a443" text:class-names="" text:cond-style-name=""><text:span text:style-name="a4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52725in" svg:y="6.27839in" svg:width="0.67335in" svg:height="0.67038in" draw:id="id103" draw:style-name="a447" draw:name="Oval 28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64873in" svg:height="0.82082in" draw:id="id104" draw:style-name="a451" draw:transform="translate(-0.32436in -0.41041in) rotate(-4.22999) translate(1.03451in 5.02245in)" draw:name="Duplo semicírculo 31">
            <svg:title/>
            <svg:desc/>
            <text:p text:style-name="a449" text:class-names="" text:cond-style-name=""><text:span text:style-name="a448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89, -520, -40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99"/>
              <draw:equation draw:name="f15" draw:formula="250"/>
              <draw:equation draw:name="f16" draw:formula="21201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width="0.44017in" svg:height="0.58731in" draw:id="id105" draw:style-name="a454" draw:transform="translate(-0.22008in -0.29366in) rotate(-0.2837) translate(0.94783in 6.66927in)" draw:name="Duplo semicírculo 32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0.54302in" svg:y="6.3781in" svg:width="0.49233in" svg:height="0.49016in" draw:id="id106" draw:style-name="a458" draw:name="Oval 33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5686in" svg:y="3.95807in" svg:width="1.16891in" svg:height="1.16375in" draw:id="id107" draw:style-name="a461" draw:name="Oval 34">
            <svg:title/>
            <svg:desc/>
            <text:p text:style-name="a460" text:class-names="" text:cond-style-name=""><text:span text:style-name="a4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6454in" svg:y="4.18087in" svg:width="0.74064in" svg:height="0.73737in" draw:id="id108" draw:style-name="a464" draw:name="Oval 35">
            <svg:title/>
            <svg:desc/>
            <text:p text:style-name="a463" text:class-names="" text:cond-style-name=""><text:span text:style-name="a4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81593in" svg:y="6.42276in" svg:width="0.42043in" svg:height="0.41857in" draw:id="id109" draw:style-name="a467" draw:name="Oval 36">
            <svg:title/>
            <svg:desc/>
            <text:p text:style-name="a466" text:class-names="" text:cond-style-name=""><text:span text:style-name="a4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3482in" svg:y="6.90627in" svg:width="0.42043in" svg:height="0.41857in" draw:id="id110" draw:style-name="a470" draw:name="Oval 37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Agrupar 25" draw:id="id66">
          <svg:title/>
          <svg:desc/>
          <draw:custom-shape svg:x="4.68241in" svg:y="0.4318in" svg:width="3.11368in" svg:height="3.09993in" draw:id="id84" draw:style-name="a387" draw:name="Oval 26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67118in" svg:y="0.4318in" svg:width="3.12491in" svg:height="3.09993in" draw:id="id85" draw:style-name="a390" draw:name="Círculo: Oco 27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15166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4.91805in" svg:y="0.68386in" svg:width="2.62872in" svg:height="2.60177in" draw:id="id86" draw:style-name="a393" draw:name="Círculo: Oco 28">
            <svg:title/>
            <svg:desc/>
            <text:p text:style-name="a392" text:class-names="" text:cond-style-name=""><text:span text:style-name="a3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8021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6.98059in" svg:y="2.5541in" svg:width="0.67335in" svg:height="0.67038in" draw:id="id87" draw:style-name="a396" draw:name="Oval 31">
            <svg:title/>
            <svg:desc/>
            <text:p text:style-name="a395" text:class-names="" text:cond-style-name=""><text:span text:style-name="a3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89573in" svg:y="3.03763in" svg:width="0.67335in" svg:height="0.67038in" draw:id="id88" draw:style-name="a399" draw:name="Oval 32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1835in" svg:y="2.53565in" svg:width="0.67335in" svg:height="0.67038in" draw:id="id89" draw:style-name="a402" draw:name="Oval 33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64873in" svg:height="0.82082in" draw:id="id90" draw:style-name="a406" draw:transform="translate(-0.32436in -0.41041in) rotate(-4.22999) translate(5.32561in 1.27969in)" draw:name="Duplo semicírculo 34">
            <svg:title/>
            <svg:desc/>
            <text:p text:style-name="a404" text:class-names="" text:cond-style-name=""><text:span text:style-name="a403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89, -520, -40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99"/>
              <draw:equation draw:name="f15" draw:formula="250"/>
              <draw:equation draw:name="f16" draw:formula="21201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6.09629in" svg:y="3.11503in" svg:width="0.44017in" svg:height="0.58731in" draw:id="id91" draw:style-name="a409" draw:name="Duplo semicírculo 35">
            <svg:title/>
            <svg:desc/>
            <text:p text:style-name="a408" text:class-names="" text:cond-style-name=""><text:span text:style-name="a407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width="0.44017in" svg:height="0.58731in" draw:id="id92" draw:style-name="a412" draw:transform="translate(-0.22008in -0.29366in) rotate(-0.2837) translate(5.23893in 2.92651in)" draw:name="Duplo semicírculo 36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5.92665in" svg:y="3.17644in" svg:width="0.49233in" svg:height="0.49016in" draw:id="id93" draw:style-name="a416" draw:name="Oval 37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3412in" svg:y="2.63534in" svg:width="0.49233in" svg:height="0.49016in" draw:id="id94" draw:style-name="a420" draw:name="Oval 40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64796in" svg:y="0.21531in" svg:width="1.16891in" svg:height="1.16375in" draw:id="id95" draw:style-name="a423" draw:name="Oval 41">
            <svg:title/>
            <svg:desc/>
            <text:p text:style-name="a422" text:class-names="" text:cond-style-name=""><text:span text:style-name="a4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85561in" svg:y="0.43813in" svg:width="0.74064in" svg:height="0.73737in" draw:id="id96" draw:style-name="a426" draw:name="Oval 42">
            <svg:title/>
            <svg:desc/>
            <text:p text:style-name="a425" text:class-names="" text:cond-style-name=""><text:span text:style-name="a4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0703in" svg:y="2.68in" svg:width="0.42043in" svg:height="0.41857in" draw:id="id97" draw:style-name="a429" draw:name="Oval 43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Agrupar 64" draw:id="id67">
          <svg:title/>
          <svg:desc/>
          <draw:custom-shape svg:x="4.69626in" svg:y="4.17457in" svg:width="3.11368in" svg:height="3.09993in" draw:id="id68" draw:style-name="a338" draw:name="Oval 67">
            <svg:title/>
            <svg:desc/>
            <text:p text:style-name="a337" text:class-names="" text:cond-style-name=""><text:span text:style-name="a3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68504in" svg:y="4.17457in" svg:width="3.12491in" svg:height="3.09993in" draw:id="id69" draw:style-name="a341" draw:name="Círculo: Oco 73">
            <svg:title/>
            <svg:desc/>
            <text:p text:style-name="a340" text:class-names="" text:cond-style-name=""><text:span text:style-name="a3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15166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4.9319in" svg:y="4.42661in" svg:width="2.62872in" svg:height="2.60177in" draw:id="id70" draw:style-name="a344" draw:name="Círculo: Oco 74">
            <svg:title/>
            <svg:desc/>
            <text:p text:style-name="a343" text:class-names="" text:cond-style-name=""><text:span text:style-name="a3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0 - 21600000"/>
              <draw:equation draw:name="f13" draw:formula="8021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1"/>
              <draw:equation draw:name="f24" draw:formula="?f21 - ?f11"/>
              <draw:equation draw:name="f25" draw:formula="?f23 / 2"/>
              <draw:equation draw:name="f26" draw:formula="?f24 / 2"/>
              <draw:equation draw:name="f27" draw:formula="min(?f24, ?f23)"/>
              <draw:equation draw:name="f28" draw:formula="?f11 + ?f25"/>
              <draw:equation draw:name="f29" draw:formula="?f11 + ?f26"/>
              <draw:equation draw:name="f30" draw:formula="?f27 * ?f13"/>
              <draw:equation draw:name="f31" draw:formula="?f26 * ?f20"/>
              <draw:equation draw:name="f32" draw:formula="?f25 * ?f20"/>
              <draw:equation draw:name="f33" draw:formula="?f30 / 100000"/>
              <draw:equation draw:name="f34" draw:formula="?f26 - ?f33"/>
              <draw:equation draw:name="f35" draw:formula="?f25 - ?f33"/>
              <draw:equation draw:name="f36" draw:formula="?f15 + ?f1"/>
              <draw:equation draw:name="f37" draw:formula="?f36 * ?f9 / ?f0"/>
              <draw:equation draw:name="f38" draw:formula="0 - ?f37"/>
              <draw:equation draw:name="f39" draw:formula="sin(?f38)"/>
              <draw:equation draw:name="f40" draw:formula="0 - ?f39"/>
              <draw:equation draw:name="f41" draw:formula="?f40"/>
              <draw:equation draw:name="f42" draw:formula="cos(?f38)"/>
              <draw:equation draw:name="f43" draw:formula="0 - ?f42"/>
              <draw:equation draw:name="f44" draw:formula="?f43"/>
              <draw:equation draw:name="f45" draw:formula="?f34 * ?f20"/>
              <draw:equation draw:name="f46" draw:formula="?f35 * ?f20"/>
              <draw:equation draw:name="f47" draw:formula="?f41 * ?f26"/>
              <draw:equation draw:name="f48" draw:formula="?f44 * ?f25"/>
              <draw:equation draw:name="f49" draw:formula="?f29 - ?f47"/>
              <draw:equation draw:name="f50" draw:formula="?f29 + ?f47"/>
              <draw:equation draw:name="f51" draw:formula="?f28 - ?f48"/>
              <draw:equation draw:name="f52" draw:formula="?f28 + ?f48"/>
              <draw:equation draw:name="f53" draw:formula="21550000 - ?f10"/>
              <draw:equation draw:name="f54" draw:formula="if(?f53, ?f10, 21550000)"/>
              <draw:equation draw:name="f55" draw:formula="-21550000 - ?f54"/>
              <draw:equation draw:name="f56" draw:formula="if(?f55, -21550000, ?f54)"/>
              <draw:equation draw:name="f57" draw:formula="?f0 + ?f56"/>
              <draw:equation draw:name="f58" draw:formula="?f0 + ?f1"/>
              <draw:equation draw:name="f59" draw:formula="?f58 * ?f9 / ?f0"/>
              <draw:equation draw:name="f60" draw:formula="0 - ?f59"/>
              <draw:equation draw:name="f61" draw:formula="cos(?f60)"/>
              <draw:equation draw:name="f62" draw:formula="0 - ?f61"/>
              <draw:equation draw:name="f63" draw:formula="?f62 * ?f31"/>
              <draw:equation draw:name="f64" draw:formula="sin(?f60)"/>
              <draw:equation draw:name="f65" draw:formula="0 - ?f64"/>
              <draw:equation draw:name="f66" draw:formula="?f65 * ?f32"/>
              <draw:equation draw:name="f67" draw:formula="sqrt(?f63 * ?f63 + ?f66 * ?f66 + 0 * 0)"/>
              <draw:equation draw:name="f68" draw:formula="?f31 * ?f32 / ?f67"/>
              <draw:equation draw:name="f69" draw:formula="?f65 * ?f68"/>
              <draw:equation draw:name="f70" draw:formula="?f11 - ?f69"/>
              <draw:equation draw:name="f71" draw:formula="?f62 * ?f68"/>
              <draw:equation draw:name="f72" draw:formula="?f28 - ?f71"/>
              <draw:equation draw:name="f73" draw:formula="?f70 - ?f31"/>
              <draw:equation draw:name="f74" draw:formula="?f72 - ?f32"/>
              <draw:equation draw:name="f75" draw:formula="?f70 + ?f31"/>
              <draw:equation draw:name="f76" draw:formula="?f72 + ?f32"/>
              <draw:equation draw:name="f77" draw:formula="?f57 + ?f1"/>
              <draw:equation draw:name="f78" draw:formula="?f77 * ?f9 / ?f0"/>
              <draw:equation draw:name="f79" draw:formula="0 - ?f78"/>
              <draw:equation draw:name="f80" draw:formula="cos(?f79)"/>
              <draw:equation draw:name="f81" draw:formula="0 - ?f80"/>
              <draw:equation draw:name="f82" draw:formula="?f81 * ?f31"/>
              <draw:equation draw:name="f83" draw:formula="sin(?f79)"/>
              <draw:equation draw:name="f84" draw:formula="0 - ?f83"/>
              <draw:equation draw:name="f85" draw:formula="?f84 * ?f32"/>
              <draw:equation draw:name="f86" draw:formula="sqrt(?f82 * ?f82 + ?f85 * ?f85 + 0 * 0)"/>
              <draw:equation draw:name="f87" draw:formula="?f31 * ?f32 / ?f86"/>
              <draw:equation draw:name="f88" draw:formula="?f84 * ?f87"/>
              <draw:equation draw:name="f89" draw:formula="?f70 + ?f88"/>
              <draw:equation draw:name="f90" draw:formula="?f81 * ?f87"/>
              <draw:equation draw:name="f91" draw:formula="?f72 + ?f90"/>
              <draw:equation draw:name="f92" draw:formula="if(?f56, ?f11, ?f73)"/>
              <draw:equation draw:name="f93" draw:formula="if(?f56, ?f28, ?f74)"/>
              <draw:equation draw:name="f94" draw:formula="if(?f56, ?f11, ?f75)"/>
              <draw:equation draw:name="f95" draw:formula="if(?f56, ?f28, ?f76)"/>
              <draw:equation draw:name="f96" draw:formula="if(?f56, ?f73, ?f89)"/>
              <draw:equation draw:name="f97" draw:formula="if(?f56, ?f74, ?f91)"/>
              <draw:equation draw:name="f98" draw:formula="if(?f56, ?f75, ?f89)"/>
              <draw:equation draw:name="f99" draw:formula="if(?f56, ?f76, ?f91)"/>
              <draw:equation draw:name="f100" draw:formula="21550000 - ?f12"/>
              <draw:equation draw:name="f101" draw:formula="if(?f100, ?f12, 21550000)"/>
              <draw:equation draw:name="f102" draw:formula="-21550000 - ?f101"/>
              <draw:equation draw:name="f103" draw:formula="if(?f102, -21550000, ?f101)"/>
              <draw:equation draw:name="f104" draw:formula="?f0 + ?f103"/>
              <draw:equation draw:name="f105" draw:formula="?f62 * ?f45"/>
              <draw:equation draw:name="f106" draw:formula="?f65 * ?f46"/>
              <draw:equation draw:name="f107" draw:formula="sqrt(?f105 * ?f105 + ?f106 * ?f106 + 0 * 0)"/>
              <draw:equation draw:name="f108" draw:formula="?f45 * ?f46 / ?f107"/>
              <draw:equation draw:name="f109" draw:formula="?f65 * ?f108"/>
              <draw:equation draw:name="f110" draw:formula="?f33 - ?f109"/>
              <draw:equation draw:name="f111" draw:formula="?f62 * ?f108"/>
              <draw:equation draw:name="f112" draw:formula="?f28 - ?f111"/>
              <draw:equation draw:name="f113" draw:formula="?f110 - ?f45"/>
              <draw:equation draw:name="f114" draw:formula="?f112 - ?f46"/>
              <draw:equation draw:name="f115" draw:formula="?f110 + ?f45"/>
              <draw:equation draw:name="f116" draw:formula="?f112 + ?f46"/>
              <draw:equation draw:name="f117" draw:formula="?f104 + ?f1"/>
              <draw:equation draw:name="f118" draw:formula="?f117 * ?f9 / ?f0"/>
              <draw:equation draw:name="f119" draw:formula="0 - ?f118"/>
              <draw:equation draw:name="f120" draw:formula="cos(?f119)"/>
              <draw:equation draw:name="f121" draw:formula="0 - ?f120"/>
              <draw:equation draw:name="f122" draw:formula="?f121 * ?f45"/>
              <draw:equation draw:name="f123" draw:formula="sin(?f119)"/>
              <draw:equation draw:name="f124" draw:formula="0 - ?f123"/>
              <draw:equation draw:name="f125" draw:formula="?f124 * ?f46"/>
              <draw:equation draw:name="f126" draw:formula="sqrt(?f122 * ?f122 + ?f125 * ?f125 + 0 * 0)"/>
              <draw:equation draw:name="f127" draw:formula="?f45 * ?f46 / ?f126"/>
              <draw:equation draw:name="f128" draw:formula="?f124 * ?f127"/>
              <draw:equation draw:name="f129" draw:formula="?f110 + ?f128"/>
              <draw:equation draw:name="f130" draw:formula="?f121 * ?f127"/>
              <draw:equation draw:name="f131" draw:formula="?f112 + ?f130"/>
              <draw:equation draw:name="f132" draw:formula="if(?f103, ?f33, ?f113)"/>
              <draw:equation draw:name="f133" draw:formula="if(?f103, ?f28, ?f114)"/>
              <draw:equation draw:name="f134" draw:formula="if(?f103, ?f33, ?f115)"/>
              <draw:equation draw:name="f135" draw:formula="if(?f103, ?f28, ?f116)"/>
              <draw:equation draw:name="f136" draw:formula="if(?f103, ?f113, ?f129)"/>
              <draw:equation draw:name="f137" draw:formula="if(?f103, ?f114, ?f131)"/>
              <draw:equation draw:name="f138" draw:formula="if(?f103, ?f115, ?f129)"/>
              <draw:equation draw:name="f139" draw:formula="if(?f103, ?f116, ?f131)"/>
            </draw:enhanced-geometry>
          </draw:custom-shape>
          <draw:custom-shape svg:x="6.99445in" svg:y="6.29686in" svg:width="0.67335in" svg:height="0.67038in" draw:id="id71" draw:style-name="a347" draw:name="Oval 75">
            <svg:title/>
            <svg:desc/>
            <text:p text:style-name="a346" text:class-names="" text:cond-style-name=""><text:span text:style-name="a3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0961in" svg:y="6.78039in" svg:width="0.67335in" svg:height="0.67038in" draw:id="id72" draw:style-name="a350" draw:name="Oval 76">
            <svg:title/>
            <svg:desc/>
            <text:p text:style-name="a349" text:class-names="" text:cond-style-name=""><text:span text:style-name="a3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322in" svg:y="6.27839in" svg:width="0.67335in" svg:height="0.67038in" draw:id="id73" draw:style-name="a353" draw:name="Oval 77">
            <svg:title/>
            <svg:desc/>
            <text:p text:style-name="a352" text:class-names="" text:cond-style-name=""><text:span text:style-name="a3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width="0.64873in" svg:height="0.82082in" draw:id="id74" draw:style-name="a357" draw:transform="translate(-0.32436in -0.41041in) rotate(-4.22999) translate(5.33947in 5.02247in)" draw:name="Duplo semicírculo 78">
            <svg:title/>
            <svg:desc/>
            <text:p text:style-name="a355" text:class-names="" text:cond-style-name=""><text:span text:style-name="a354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89, -520, -405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99"/>
              <draw:equation draw:name="f15" draw:formula="250"/>
              <draw:equation draw:name="f16" draw:formula="21201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7.18745in" svg:y="6.34745in" svg:width="0.44017in" svg:height="0.58731in" draw:id="id75" draw:style-name="a360" draw:name="Duplo semicírculo 79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7.0261in" svg:y="6.44642in" svg:width="0.49233in" svg:height="0.49016in" draw:id="id76" draw:style-name="a364" draw:name="Oval 80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11015in" svg:y="6.85779in" svg:width="0.44017in" svg:height="0.58731in" draw:id="id77" draw:style-name="a367" draw:name="Duplo semicírculo 81">
            <svg:title/>
            <svg:desc/>
            <text:p text:style-name="a366" text:class-names="" text:cond-style-name=""><text:span text:style-name="a365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width="0.44017in" svg:height="0.58731in" draw:id="id78" draw:style-name="a370" draw:transform="translate(-0.22008in -0.29366in) rotate(-0.2837) translate(5.25279in 6.66927in)" draw:name="Duplo semicírculo 82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path-stretchpoint-x="21600" draw:path-stretchpoint-y="21600" draw:type="non-primitive" svg:viewBox="0 0 21600 21600" draw:enhanced-path="M ?f177 ?f178 A ?f241 ?f242 ?f243 ?f244 ?f177 ?f178 ?f238 ?f240  W ?f245 ?f246 ?f247 ?f248 ?f177 ?f178 ?f238 ?f240 L ?f181 ?f182 A ?f281 ?f282 ?f283 ?f284 ?f181 ?f182 ?f278 ?f280  W ?f285 ?f286 ?f287 ?f288 ?f181 ?f182 ?f278 ?f280 Z N" draw:text-areas="?f207 ?f208 ?f205 ?f206" draw:glue-points="?f201 ?f202 ?f203 ?f204 ?f54 ?f53" draw:glue-point-leaving-directions="-278, -522, -4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180"/>
              <draw:equation draw:name="f12" draw:formula="0"/>
              <draw:equation draw:name="f13" draw:formula="0 - 1"/>
              <draw:equation draw:name="f14" draw:formula="188"/>
              <draw:equation draw:name="f15" draw:formula="252"/>
              <draw:equation draw:name="f16" draw:formula="12994"/>
              <draw:equation draw:name="f17" draw:formula="0 - ?f14"/>
              <draw:equation draw:name="f18" draw:formula="0 - ?f15"/>
              <draw:equation draw:name="f19" draw:formula="?f17 * ?f1"/>
              <draw:equation draw:name="f20" draw:formula="?f18 * ?f1"/>
              <draw:equation draw:name="f21" draw:formula="?f8 / 21600"/>
              <draw:equation draw:name="f22" draw:formula="?f7 / 21600"/>
              <draw:equation draw:name="f23" draw:formula="21600 * ?f8"/>
              <draw:equation draw:name="f24" draw:formula="21600 * ?f7"/>
              <draw:equation draw:name="f25" draw:formula="?f19 / ?f11"/>
              <draw:equation draw:name="f26" draw:formula="?f20 / ?f11"/>
              <draw:equation draw:name="f27" draw:formula="min(?f22, ?f21)"/>
              <draw:equation draw:name="f28" draw:formula="?f23 / ?f9"/>
              <draw:equation draw:name="f29" draw:formula="?f24 / ?f9"/>
              <draw:equation draw:name="f30" draw:formula="?f25 - ?f2"/>
              <draw:equation draw:name="f31" draw:formula="?f26 - ?f2"/>
              <draw:equation draw:name="f32" draw:formula="0 - ?f30"/>
              <draw:equation draw:name="f33" draw:formula="0 - ?f31"/>
              <draw:equation draw:name="f34" draw:formula="?f29 - ?f12"/>
              <draw:equation draw:name="f35" draw:formula="?f28 - ?f12"/>
              <draw:equation draw:name="f36" draw:formula="?f33 - ?f32"/>
              <draw:equation draw:name="f37" draw:formula="?f32 + ?f2"/>
              <draw:equation draw:name="f38" draw:formula="?f33 + ?f2"/>
              <draw:equation draw:name="f39" draw:formula="21600000 - ?f32"/>
              <draw:equation draw:name="f40" draw:formula="?f2 - ?f32"/>
              <draw:equation draw:name="f41" draw:formula="27000000 - ?f32"/>
              <draw:equation draw:name="f42" draw:formula="?f1 - ?f32"/>
              <draw:equation draw:name="f43" draw:formula="32400000 - ?f32"/>
              <draw:equation draw:name="f44" draw:formula="?f0 - ?f32"/>
              <draw:equation draw:name="f45" draw:formula="37800000 - ?f32"/>
              <draw:equation draw:name="f46" draw:formula="?f34 / 2"/>
              <draw:equation draw:name="f47" draw:formula="?f35 / 2"/>
              <draw:equation draw:name="f48" draw:formula="min(?f35, ?f34)"/>
              <draw:equation draw:name="f49" draw:formula="?f36 + 21600000"/>
              <draw:equation draw:name="f50" draw:formula="if(?f40, ?f40, ?f41)"/>
              <draw:equation draw:name="f51" draw:formula="if(?f42, ?f42, ?f43)"/>
              <draw:equation draw:name="f52" draw:formula="if(?f44, ?f44, ?f45)"/>
              <draw:equation draw:name="f53" draw:formula="?f12 + ?f46"/>
              <draw:equation draw:name="f54" draw:formula="?f12 + ?f47"/>
              <draw:equation draw:name="f55" draw:formula="?f48 * ?f16"/>
              <draw:equation draw:name="f56" draw:formula="if(?f36, ?f36, ?f49)"/>
              <draw:equation draw:name="f57" draw:formula="?f47 * ?f27"/>
              <draw:equation draw:name="f58" draw:formula="?f46 * ?f27"/>
              <draw:equation draw:name="f59" draw:formula="?f55 / 100000"/>
              <draw:equation draw:name="f60" draw:formula="0 - ?f56"/>
              <draw:equation draw:name="f61" draw:formula="?f56 - ?f39"/>
              <draw:equation draw:name="f62" draw:formula="?f56 - ?f50"/>
              <draw:equation draw:name="f63" draw:formula="?f56 - ?f51"/>
              <draw:equation draw:name="f64" draw:formula="?f56 - ?f52"/>
              <draw:equation draw:name="f65" draw:formula="?f47 - ?f59"/>
              <draw:equation draw:name="f66" draw:formula="?f46 - ?f59"/>
              <draw:equation draw:name="f67" draw:formula="?f65 * ?f27"/>
              <draw:equation draw:name="f68" draw:formula="?f66 * ?f27"/>
              <draw:equation draw:name="f69" draw:formula="?f37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38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"/>
              <draw:equation draw:name="f82" draw:formula="sin(?f78)"/>
              <draw:equation draw:name="f83" draw:formula="0 - ?f82"/>
              <draw:equation draw:name="f84" draw:formula="?f83"/>
              <draw:equation draw:name="f85" draw:formula="?f73 * ?f47"/>
              <draw:equation draw:name="f86" draw:formula="?f76 * ?f46"/>
              <draw:equation draw:name="f87" draw:formula="?f81 * ?f47"/>
              <draw:equation draw:name="f88" draw:formula="?f84 * ?f46"/>
              <draw:equation draw:name="f89" draw:formula="?f81 * ?f65"/>
              <draw:equation draw:name="f90" draw:formula="?f84 * ?f66"/>
              <draw:equation draw:name="f91" draw:formula="?f73 * ?f65"/>
              <draw:equation draw:name="f92" draw:formula="?f76 * ?f66"/>
              <draw:equation draw:name="f93" draw:formula="0 - ?f86"/>
              <draw:equation draw:name="f94" draw:formula="0 - ?f85"/>
              <draw:equation draw:name="f95" draw:formula="0 - ?f88"/>
              <draw:equation draw:name="f96" draw:formula="0 - ?f87"/>
              <draw:equation draw:name="f97" draw:formula="0 - ?f90"/>
              <draw:equation draw:name="f98" draw:formula="0 - ?f89"/>
              <draw:equation draw:name="f99" draw:formula="0 - ?f92"/>
              <draw:equation draw:name="f100" draw:formula="0 - ?f91"/>
              <draw:equation draw:name="f101" draw:formula="atan2(?f93, ?f94)"/>
              <draw:equation draw:name="f102" draw:formula="0 - ?f101"/>
              <draw:equation draw:name="f103" draw:formula="?f102 * ?f1 / ?f10"/>
              <draw:equation draw:name="f104" draw:formula="?f103 - ?f2"/>
              <draw:equation draw:name="f105" draw:formula="atan2(?f95, ?f96)"/>
              <draw:equation draw:name="f106" draw:formula="0 - ?f105"/>
              <draw:equation draw:name="f107" draw:formula="?f106 * ?f1 / ?f10"/>
              <draw:equation draw:name="f108" draw:formula="?f107 - ?f2"/>
              <draw:equation draw:name="f109" draw:formula="atan2(?f97, ?f98)"/>
              <draw:equation draw:name="f110" draw:formula="0 - ?f109"/>
              <draw:equation draw:name="f111" draw:formula="?f110 * ?f1 / ?f10"/>
              <draw:equation draw:name="f112" draw:formula="?f111 - ?f2"/>
              <draw:equation draw:name="f113" draw:formula="atan2(?f99, ?f100)"/>
              <draw:equation draw:name="f114" draw:formula="0 - ?f113"/>
              <draw:equation draw:name="f115" draw:formula="?f114 * ?f1 / ?f10"/>
              <draw:equation draw:name="f116" draw:formula="?f115 - ?f2"/>
              <draw:equation draw:name="f117" draw:formula="?f104 + ?f2"/>
              <draw:equation draw:name="f118" draw:formula="?f117 * ?f10 / ?f1"/>
              <draw:equation draw:name="f119" draw:formula="0 - ?f118"/>
              <draw:equation draw:name="f120" draw:formula="sin(?f119)"/>
              <draw:equation draw:name="f121" draw:formula="0 - ?f120"/>
              <draw:equation draw:name="f122" draw:formula="?f121"/>
              <draw:equation draw:name="f123" draw:formula="cos(?f119)"/>
              <draw:equation draw:name="f124" draw:formula="0 - ?f123"/>
              <draw:equation draw:name="f125" draw:formula="?f124"/>
              <draw:equation draw:name="f126" draw:formula="?f108 + ?f2"/>
              <draw:equation draw:name="f127" draw:formula="?f126 * ?f10 / ?f1"/>
              <draw:equation draw:name="f128" draw:formula="0 - ?f127"/>
              <draw:equation draw:name="f129" draw:formula="sin(?f128)"/>
              <draw:equation draw:name="f130" draw:formula="0 - ?f129"/>
              <draw:equation draw:name="f131" draw:formula="?f130"/>
              <draw:equation draw:name="f132" draw:formula="cos(?f128)"/>
              <draw:equation draw:name="f133" draw:formula="0 - ?f132"/>
              <draw:equation draw:name="f134" draw:formula="?f133"/>
              <draw:equation draw:name="f135" draw:formula="?f112 + ?f2"/>
              <draw:equation draw:name="f136" draw:formula="?f135 * ?f10 / ?f1"/>
              <draw:equation draw:name="f137" draw:formula="0 - ?f136"/>
              <draw:equation draw:name="f138" draw:formula="sin(?f137)"/>
              <draw:equation draw:name="f139" draw:formula="0 - ?f138"/>
              <draw:equation draw:name="f140" draw:formula="?f139"/>
              <draw:equation draw:name="f141" draw:formula="cos(?f137)"/>
              <draw:equation draw:name="f142" draw:formula="0 - ?f141"/>
              <draw:equation draw:name="f143" draw:formula="?f142"/>
              <draw:equation draw:name="f144" draw:formula="?f116 + ?f2"/>
              <draw:equation draw:name="f145" draw:formula="?f144 * ?f10 / ?f1"/>
              <draw:equation draw:name="f146" draw:formula="0 - ?f145"/>
              <draw:equation draw:name="f147" draw:formula="sin(?f146)"/>
              <draw:equation draw:name="f148" draw:formula="0 - ?f147"/>
              <draw:equation draw:name="f149" draw:formula="?f148"/>
              <draw:equation draw:name="f150" draw:formula="cos(?f146)"/>
              <draw:equation draw:name="f151" draw:formula="0 - ?f150"/>
              <draw:equation draw:name="f152" draw:formula="?f151"/>
              <draw:equation draw:name="f153" draw:formula="0 - ?f122"/>
              <draw:equation draw:name="f154" draw:formula="0 - ?f125"/>
              <draw:equation draw:name="f155" draw:formula="0 - ?f131"/>
              <draw:equation draw:name="f156" draw:formula="0 - ?f134"/>
              <draw:equation draw:name="f157" draw:formula="0 - ?f140"/>
              <draw:equation draw:name="f158" draw:formula="0 - ?f143"/>
              <draw:equation draw:name="f159" draw:formula="0 - ?f149"/>
              <draw:equation draw:name="f160" draw:formula="0 - ?f152"/>
              <draw:equation draw:name="f161" draw:formula="?f13 * ?f153"/>
              <draw:equation draw:name="f162" draw:formula="?f13 * ?f154"/>
              <draw:equation draw:name="f163" draw:formula="?f13 * ?f155"/>
              <draw:equation draw:name="f164" draw:formula="?f13 * ?f156"/>
              <draw:equation draw:name="f165" draw:formula="?f13 * ?f157"/>
              <draw:equation draw:name="f166" draw:formula="?f13 * ?f158"/>
              <draw:equation draw:name="f167" draw:formula="?f13 * ?f159"/>
              <draw:equation draw:name="f168" draw:formula="?f13 * ?f160"/>
              <draw:equation draw:name="f169" draw:formula="?f161 * ?f47"/>
              <draw:equation draw:name="f170" draw:formula="?f162 * ?f46"/>
              <draw:equation draw:name="f171" draw:formula="?f163 * ?f47"/>
              <draw:equation draw:name="f172" draw:formula="?f164 * ?f46"/>
              <draw:equation draw:name="f173" draw:formula="?f165 * ?f65"/>
              <draw:equation draw:name="f174" draw:formula="?f166 * ?f66"/>
              <draw:equation draw:name="f175" draw:formula="?f167 * ?f65"/>
              <draw:equation draw:name="f176" draw:formula="?f168 * ?f66"/>
              <draw:equation draw:name="f177" draw:formula="?f54 + ?f169"/>
              <draw:equation draw:name="f178" draw:formula="?f53 + ?f170"/>
              <draw:equation draw:name="f179" draw:formula="?f54 + ?f171"/>
              <draw:equation draw:name="f180" draw:formula="?f53 + ?f172"/>
              <draw:equation draw:name="f181" draw:formula="?f54 + ?f173"/>
              <draw:equation draw:name="f182" draw:formula="?f53 + ?f174"/>
              <draw:equation draw:name="f183" draw:formula="?f54 + ?f175"/>
              <draw:equation draw:name="f184" draw:formula="?f53 + ?f176"/>
              <draw:equation draw:name="f185" draw:formula="max(?f177, ?f181)"/>
              <draw:equation draw:name="f186" draw:formula="max(?f179, ?f183)"/>
              <draw:equation draw:name="f187" draw:formula="max(?f178, ?f182)"/>
              <draw:equation draw:name="f188" draw:formula="max(?f180, ?f184)"/>
              <draw:equation draw:name="f189" draw:formula="min(?f177, ?f181)"/>
              <draw:equation draw:name="f190" draw:formula="min(?f179, ?f183)"/>
              <draw:equation draw:name="f191" draw:formula="min(?f178, ?f182)"/>
              <draw:equation draw:name="f192" draw:formula="min(?f180, ?f184)"/>
              <draw:equation draw:name="f193" draw:formula="?f177 + ?f183"/>
              <draw:equation draw:name="f194" draw:formula="?f178 + ?f184"/>
              <draw:equation draw:name="f195" draw:formula="?f179 + ?f181"/>
              <draw:equation draw:name="f196" draw:formula="?f180 + ?f182"/>
              <draw:equation draw:name="f197" draw:formula="max(?f185, ?f186)"/>
              <draw:equation draw:name="f198" draw:formula="max(?f187, ?f188)"/>
              <draw:equation draw:name="f199" draw:formula="min(?f189, ?f190)"/>
              <draw:equation draw:name="f200" draw:formula="min(?f191, ?f192)"/>
              <draw:equation draw:name="f201" draw:formula="?f193 / 2"/>
              <draw:equation draw:name="f202" draw:formula="?f194 / 2"/>
              <draw:equation draw:name="f203" draw:formula="?f195 / 2"/>
              <draw:equation draw:name="f204" draw:formula="?f196 / 2"/>
              <draw:equation draw:name="f205" draw:formula="if(?f61, ?f28, ?f197)"/>
              <draw:equation draw:name="f206" draw:formula="if(?f62, ?f29, ?f198)"/>
              <draw:equation draw:name="f207" draw:formula="if(?f63, ?f12, ?f199)"/>
              <draw:equation draw:name="f208" draw:formula="if(?f64, ?f12, ?f200)"/>
              <draw:equation draw:name="f209" draw:formula="21550000 - ?f56"/>
              <draw:equation draw:name="f210" draw:formula="if(?f209, ?f56, 21550000)"/>
              <draw:equation draw:name="f211" draw:formula="-21550000 - ?f210"/>
              <draw:equation draw:name="f212" draw:formula="if(?f211, -21550000, ?f210)"/>
              <draw:equation draw:name="f213" draw:formula="?f32 + ?f212"/>
              <draw:equation draw:name="f214" draw:formula="?f72 * ?f57"/>
              <draw:equation draw:name="f215" draw:formula="?f75 * ?f58"/>
              <draw:equation draw:name="f216" draw:formula="sqrt(?f214 * ?f214 + ?f215 * ?f215 + 0 * 0)"/>
              <draw:equation draw:name="f217" draw:formula="?f57 * ?f58 / ?f216"/>
              <draw:equation draw:name="f218" draw:formula="?f75 * ?f217"/>
              <draw:equation draw:name="f219" draw:formula="?f177 - ?f218"/>
              <draw:equation draw:name="f220" draw:formula="?f72 * ?f217"/>
              <draw:equation draw:name="f221" draw:formula="?f178 - ?f220"/>
              <draw:equation draw:name="f222" draw:formula="?f219 - ?f57"/>
              <draw:equation draw:name="f223" draw:formula="?f221 - ?f58"/>
              <draw:equation draw:name="f224" draw:formula="?f219 + ?f57"/>
              <draw:equation draw:name="f225" draw:formula="?f221 + ?f58"/>
              <draw:equation draw:name="f226" draw:formula="?f213 + ?f2"/>
              <draw:equation draw:name="f227" draw:formula="?f226 * ?f10 / ?f1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?f57"/>
              <draw:equation draw:name="f232" draw:formula="sin(?f228)"/>
              <draw:equation draw:name="f233" draw:formula="0 - ?f232"/>
              <draw:equation draw:name="f234" draw:formula="?f233 * ?f58"/>
              <draw:equation draw:name="f235" draw:formula="sqrt(?f231 * ?f231 + ?f234 * ?f234 + 0 * 0)"/>
              <draw:equation draw:name="f236" draw:formula="?f57 * ?f58 / ?f235"/>
              <draw:equation draw:name="f237" draw:formula="?f233 * ?f236"/>
              <draw:equation draw:name="f238" draw:formula="?f219 + ?f237"/>
              <draw:equation draw:name="f239" draw:formula="?f230 * ?f236"/>
              <draw:equation draw:name="f240" draw:formula="?f221 + ?f239"/>
              <draw:equation draw:name="f241" draw:formula="if(?f212, ?f177, ?f222)"/>
              <draw:equation draw:name="f242" draw:formula="if(?f212, ?f178, ?f223)"/>
              <draw:equation draw:name="f243" draw:formula="if(?f212, ?f177, ?f224)"/>
              <draw:equation draw:name="f244" draw:formula="if(?f212, ?f178, ?f225)"/>
              <draw:equation draw:name="f245" draw:formula="if(?f212, ?f222, ?f238)"/>
              <draw:equation draw:name="f246" draw:formula="if(?f212, ?f223, ?f240)"/>
              <draw:equation draw:name="f247" draw:formula="if(?f212, ?f224, ?f238)"/>
              <draw:equation draw:name="f248" draw:formula="if(?f212, ?f225, ?f240)"/>
              <draw:equation draw:name="f249" draw:formula="21550000 - ?f60"/>
              <draw:equation draw:name="f250" draw:formula="if(?f249, ?f60, 21550000)"/>
              <draw:equation draw:name="f251" draw:formula="-21550000 - ?f250"/>
              <draw:equation draw:name="f252" draw:formula="if(?f251, -21550000, ?f250)"/>
              <draw:equation draw:name="f253" draw:formula="?f33 + ?f252"/>
              <draw:equation draw:name="f254" draw:formula="?f80 * ?f67"/>
              <draw:equation draw:name="f255" draw:formula="?f83 * ?f68"/>
              <draw:equation draw:name="f256" draw:formula="sqrt(?f254 * ?f254 + ?f255 * ?f255 + 0 * 0)"/>
              <draw:equation draw:name="f257" draw:formula="?f67 * ?f68 / ?f256"/>
              <draw:equation draw:name="f258" draw:formula="?f83 * ?f257"/>
              <draw:equation draw:name="f259" draw:formula="?f181 - ?f258"/>
              <draw:equation draw:name="f260" draw:formula="?f80 * ?f257"/>
              <draw:equation draw:name="f261" draw:formula="?f182 - ?f260"/>
              <draw:equation draw:name="f262" draw:formula="?f259 - ?f67"/>
              <draw:equation draw:name="f263" draw:formula="?f261 - ?f68"/>
              <draw:equation draw:name="f264" draw:formula="?f259 + ?f67"/>
              <draw:equation draw:name="f265" draw:formula="?f261 + ?f68"/>
              <draw:equation draw:name="f266" draw:formula="?f253 + ?f2"/>
              <draw:equation draw:name="f267" draw:formula="?f266 * ?f10 / ?f1"/>
              <draw:equation draw:name="f268" draw:formula="0 - ?f267"/>
              <draw:equation draw:name="f269" draw:formula="cos(?f268)"/>
              <draw:equation draw:name="f270" draw:formula="0 - ?f269"/>
              <draw:equation draw:name="f271" draw:formula="?f270 * ?f67"/>
              <draw:equation draw:name="f272" draw:formula="sin(?f268)"/>
              <draw:equation draw:name="f273" draw:formula="0 - ?f272"/>
              <draw:equation draw:name="f274" draw:formula="?f273 * ?f68"/>
              <draw:equation draw:name="f275" draw:formula="sqrt(?f271 * ?f271 + ?f274 * ?f274 + 0 * 0)"/>
              <draw:equation draw:name="f276" draw:formula="?f67 * ?f68 / ?f275"/>
              <draw:equation draw:name="f277" draw:formula="?f273 * ?f276"/>
              <draw:equation draw:name="f278" draw:formula="?f259 + ?f277"/>
              <draw:equation draw:name="f279" draw:formula="?f270 * ?f276"/>
              <draw:equation draw:name="f280" draw:formula="?f261 + ?f279"/>
              <draw:equation draw:name="f281" draw:formula="if(?f252, ?f181, ?f262)"/>
              <draw:equation draw:name="f282" draw:formula="if(?f252, ?f182, ?f263)"/>
              <draw:equation draw:name="f283" draw:formula="if(?f252, ?f181, ?f264)"/>
              <draw:equation draw:name="f284" draw:formula="if(?f252, ?f182, ?f265)"/>
              <draw:equation draw:name="f285" draw:formula="if(?f252, ?f262, ?f278)"/>
              <draw:equation draw:name="f286" draw:formula="if(?f252, ?f263, ?f280)"/>
              <draw:equation draw:name="f287" draw:formula="if(?f252, ?f264, ?f278)"/>
              <draw:equation draw:name="f288" draw:formula="if(?f252, ?f265, ?f280)"/>
            </draw:enhanced-geometry>
          </draw:custom-shape>
          <draw:custom-shape svg:x="5.94051in" svg:y="6.91921in" svg:width="0.49233in" svg:height="0.49016in" draw:id="id79" draw:style-name="a374" draw:name="Oval 83">
            <svg:title/>
            <svg:desc/>
            <text:p text:style-name="a372" text:class-names="" text:cond-style-name=""><text:span text:style-name="a3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4798in" svg:y="6.3781in" svg:width="0.49233in" svg:height="0.49016in" draw:id="id80" draw:style-name="a378" draw:name="Oval 84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g draw:name="Agrupar 85" draw:id="id81">
            <svg:title/>
            <svg:desc/>
            <draw:custom-shape svg:x="5.66182in" svg:y="3.95807in" svg:width="1.16891in" svg:height="1.16375in" draw:id="id82" draw:style-name="a381" draw:name="Oval 86">
              <svg:title/>
              <svg:desc/>
              <text:p text:style-name="a380" text:class-names="" text:cond-style-name=""><text:span text:style-name="a379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5.86949in" svg:y="4.18087in" svg:width="0.74064in" svg:height="0.73737in" draw:id="id83" draw:style-name="a384" draw:name="Oval 87">
              <svg:title/>
              <svg:desc/>
              <text:p text:style-name="a383" text:class-names="" text:cond-style-name=""><text:span text:style-name="a38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25" draw:style="linear" draw:angle="1800" draw:start-color="#4d1b6b" draw:end-color="#7729a7" draw:start-intensity="100%" draw:end-intensity="100%"/>
    <draw:gradient draw:name="a533" draw:style="linear" draw:angle="1800" draw:start-color="#4d1b6b" draw:end-color="#7729a7" draw:start-intensity="100%" draw:end-intensity="100%"/>
    <draw:gradient draw:name="a529" draw:style="linear" draw:angle="1800" draw:start-color="#4d1b6b" draw:end-color="#7729a7" draw:start-intensity="100%" draw:end-intensity="100%"/>
    <draw:gradient draw:name="a405" draw:style="linear" draw:angle="2700" draw:start-color="#ffffff" draw:end-color="#404040" draw:start-intensity="100%" draw:end-intensity="100%"/>
    <draw:gradient draw:name="a543" draw:style="linear" draw:angle="1800" draw:start-color="#501969" draw:end-color="#7447af" draw:start-intensity="100%" draw:end-intensity="100%"/>
    <draw:gradient draw:name="a491" draw:style="linear" draw:angle="2700" draw:start-color="#ffffff" draw:end-color="#404040" draw:start-intensity="100%" draw:end-intensity="100%"/>
    <draw:gradient draw:name="a551" draw:style="linear" draw:angle="1800" draw:start-color="#501969" draw:end-color="#7447af" draw:start-intensity="100%" draw:end-intensity="100%"/>
    <draw:gradient draw:name="a415" draw:style="linear" draw:angle="1350" draw:start-color="#ad8d03" draw:end-color="#e7e200" draw:start-intensity="100%" draw:end-intensity="100%"/>
    <draw:gradient draw:name="a356" draw:style="linear" draw:angle="2700" draw:start-color="#ffffff" draw:end-color="#404040" draw:start-intensity="100%" draw:end-intensity="100%"/>
    <draw:gradient draw:name="a547" draw:style="linear" draw:angle="1800" draw:start-color="#501969" draw:end-color="#7447af" draw:start-intensity="100%" draw:end-intensity="100%"/>
    <draw:gradient draw:name="a363" draw:style="linear" draw:angle="1350" draw:start-color="#7a0000" draw:end-color="#ff0000" draw:start-intensity="100%" draw:end-intensity="100%"/>
    <draw:gradient draw:name="a555" draw:style="linear" draw:angle="1800" draw:start-color="#622f8b" draw:end-color="#7447af" draw:start-intensity="100%" draw:end-intensity="100%"/>
    <draw:gradient draw:name="a419" draw:style="linear" draw:angle="900" draw:start-color="#145414" draw:end-color="#218b21" draw:start-intensity="100%" draw:end-intensity="100%"/>
    <draw:gradient draw:name="a498" draw:style="linear" draw:angle="1350" draw:start-color="#7a0000" draw:end-color="#ff0000" draw:start-intensity="100%" draw:end-intensity="100%"/>
    <draw:gradient draw:name="a373" draw:style="linear" draw:angle="1350" draw:start-color="#ad8d03" draw:end-color="#e7e200" draw:start-intensity="100%" draw:end-intensity="100%"/>
    <draw:gradient draw:name="a559" draw:style="linear" draw:angle="1800" draw:start-color="#622f8b" draw:end-color="#7447af" draw:start-intensity="100%" draw:end-intensity="100%"/>
    <draw:gradient draw:name="a377" draw:style="linear" draw:angle="900" draw:start-color="#145414" draw:end-color="#218b21" draw:start-intensity="100%" draw:end-intensity="100%"/>
    <draw:gradient draw:name="a450" draw:style="linear" draw:angle="2700" draw:start-color="#ffffff" draw:end-color="#404040" draw:start-intensity="100%" draw:end-intensity="100%"/>
    <draw:gradient draw:name="a636" draw:style="linear" draw:angle="2700" draw:start-color="#ffffff" draw:end-color="#404040" draw:start-intensity="100%" draw:end-intensity="100%"/>
    <draw:gradient draw:name="a512" draw:style="linear" draw:angle="900" draw:start-color="#145414" draw:end-color="#218b21" draw:start-intensity="100%" draw:end-intensity="100%"/>
    <draw:gradient draw:name="a508" draw:style="linear" draw:angle="1350" draw:start-color="#ad8d03" draw:end-color="#e7e200" draw:start-intensity="100%" draw:end-intensity="100%"/>
    <draw:gradient draw:name="a457" draw:style="linear" draw:angle="900" draw:start-color="#145414" draw:end-color="#218b21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9/2023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/09/2023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9/2023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/09/2023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/09/2023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/09/2023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/09/2023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/09/2023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/09/2023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/09/2023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/09/2023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/09/2023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Lucas S2</meta:initial-creator>
    <dc:creator>Lucas S2</dc:creator>
    <meta:creation-date>2023-09-20T21:59:01Z</meta:creation-date>
    <dc:date>2023-09-24T12:41:06Z</dc:date>
    <meta:editing-cycles>5</meta:editing-cycles>
    <meta:editing-duration>PT291505S</meta:editing-duration>
    <meta:document-statistic meta:paragraph-count="0" meta:word-count="0"/>
  </office:meta>
</office:document-meta>
</file>